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1729in" text:min-label-width="0.25in" text:list-level-position-and-space-mode="label-alignment">
          <style:list-level-label-alignment text:label-followed-by="listtab" fo:margin-left="0.4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2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4" style:family="table-column">
      <style:table-column-properties style:column-width="2.9479in"/>
    </style:style>
    <style:style style:name="TableColumn5" style:family="table-column">
      <style:table-column-properties style:column-width="2.9486in"/>
    </style:style>
    <style:style style:name="TableColumn6" style:family="table-column">
      <style:table-column-properties style:column-width="2.9486in"/>
    </style:style>
    <style:style style:name="TableColumn7" style:family="table-column">
      <style:table-column-properties style:column-width="2.9486in"/>
    </style:style>
    <style:style style:name="TableColumn8" style:family="table-column">
      <style:table-column-properties style:column-width="2.9486in"/>
    </style:style>
    <style:style style:name="Table3" style:family="table">
      <style:table-properties style:width="14.7423in" style:rel-width="101.26%" fo:margin-left="0in" table:align="left"/>
    </style:style>
    <style:style style:name="TableRow9" style:family="table-row">
      <style:table-row-properties style:min-row-height="1.4173in"/>
    </style:style>
    <style:style style:name="TableCell10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13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16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19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22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Row25" style:family="table-row">
      <style:table-row-properties style:min-row-height="1.4173in"/>
    </style:style>
    <style:style style:name="TableCell26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29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32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35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38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Row41" style:family="table-row">
      <style:table-row-properties style:min-row-height="1.4173in"/>
    </style:style>
    <style:style style:name="TableCell42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44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45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48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51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54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Row57" style:family="table-row">
      <style:table-row-properties style:min-row-height="1.4173in"/>
    </style:style>
    <style:style style:name="TableCell58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60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61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64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67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69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70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72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Row73" style:family="table-row">
      <style:table-row-properties style:min-row-height="1.4173in"/>
    </style:style>
    <style:style style:name="TableCell74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77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79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80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82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83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TableCell86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88" style:parent-style-name="Policepardéfaut" style:family="text">
      <style:text-properties style:font-name="Arial" style:font-name-complex="Arial" fo:font-weight="bold" style:font-weight-asian="bold" fo:color="#FF0000" fo:font-size="72pt" style:font-size-asian="72pt" style:font-size-complex="72pt" style:language-asian="fr" style:country-asian="CH"/>
    </style:style>
    <style:style style:name="P8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0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1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92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94" style:family="table-column">
      <style:table-column-properties style:column-width="2.9479in"/>
    </style:style>
    <style:style style:name="TableColumn95" style:family="table-column">
      <style:table-column-properties style:column-width="2.9486in"/>
    </style:style>
    <style:style style:name="TableColumn96" style:family="table-column">
      <style:table-column-properties style:column-width="2.9486in"/>
    </style:style>
    <style:style style:name="TableColumn97" style:family="table-column">
      <style:table-column-properties style:column-width="2.9486in"/>
    </style:style>
    <style:style style:name="TableColumn98" style:family="table-column">
      <style:table-column-properties style:column-width="2.9486in"/>
    </style:style>
    <style:style style:name="Table93" style:family="table">
      <style:table-properties style:width="14.7423in" style:rel-width="101.26%" fo:margin-left="0in" table:align="left"/>
    </style:style>
    <style:style style:name="TableRow99" style:family="table-row">
      <style:table-row-properties style:min-row-height="1.4173in"/>
    </style:style>
    <style:style style:name="TableCell100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03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105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06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108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09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12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Row115" style:family="table-row">
      <style:table-row-properties style:min-row-height="1.4173in"/>
    </style:style>
    <style:style style:name="TableCell116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19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121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22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124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25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28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Row131" style:family="table-row">
      <style:table-row-properties style:min-row-height="1.4173in"/>
    </style:style>
    <style:style style:name="TableCell132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134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35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137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38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140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41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143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44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146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Row147" style:family="table-row">
      <style:table-row-properties style:min-row-height="1.4173in"/>
    </style:style>
    <style:style style:name="TableCell148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150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51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153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54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156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57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60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162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Row163" style:family="table-row">
      <style:table-row-properties style:min-row-height="1.4173in"/>
    </style:style>
    <style:style style:name="TableCell164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166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67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169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70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73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175" style:parent-style-name="Policepardéfaut" style:family="text">
      <style:text-properties fo:font-size="16pt" style:font-size-asian="16pt" style:font-size-complex="16pt" style:language-asian="fr" style:country-asian="CH"/>
    </style:style>
    <style:style style:name="TableCell176" style:family="table-cell">
      <style:table-cell-properties fo:border="0.0069in solid #000000" fo:background-color="#EEECE1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Policepardéfaut" style:family="text">
      <style:text-properties fo:font-size="16pt" style:font-size-asian="16pt" style:font-size-complex="16pt" style:language-asian="fr" style:country-asian="CH"/>
    </style:style>
    <style:style style:name="P17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180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181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182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TableColumn184" style:family="table-column">
      <style:table-column-properties style:column-width="2.9479in"/>
    </style:style>
    <style:style style:name="TableColumn185" style:family="table-column">
      <style:table-column-properties style:column-width="2.9486in"/>
    </style:style>
    <style:style style:name="TableColumn186" style:family="table-column">
      <style:table-column-properties style:column-width="2.9486in"/>
    </style:style>
    <style:style style:name="TableColumn187" style:family="table-column">
      <style:table-column-properties style:column-width="2.9486in"/>
    </style:style>
    <style:style style:name="TableColumn188" style:family="table-column">
      <style:table-column-properties style:column-width="2.9486in"/>
    </style:style>
    <style:style style:name="Table183" style:family="table">
      <style:table-properties style:width="14.7423in" style:rel-width="101.26%" fo:margin-left="0in" table:align="left"/>
    </style:style>
    <style:style style:name="TableRow189" style:family="table-row">
      <style:table-row-properties style:min-row-height="1.4173in"/>
    </style:style>
    <style:style style:name="TableCell190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9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9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94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9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98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202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07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0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10" style:parent-style-name="Normal" style:family="paragraph">
      <style:paragraph-properties fo:text-align="center" fo:margin-bottom="0in" fo:line-height="100%"/>
    </style:style>
    <style:style style:name="T21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212" style:family="table-row">
      <style:table-row-properties style:min-row-height="1.4173in"/>
    </style:style>
    <style:style style:name="TableCell213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1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1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217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1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2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221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2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24" style:parent-style-name="Normal" style:family="paragraph">
      <style:paragraph-properties fo:text-align="center" fo:margin-bottom="0in" fo:line-height="100%"/>
    </style:style>
    <style:style style:name="T22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26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2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29" style:parent-style-name="Normal" style:family="paragraph">
      <style:paragraph-properties fo:text-align="center" fo:margin-bottom="0in" fo:line-height="100%"/>
    </style:style>
    <style:style style:name="T23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31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3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34" style:parent-style-name="Normal" style:family="paragraph">
      <style:paragraph-properties fo:text-align="center" fo:margin-bottom="0in" fo:line-height="100%"/>
    </style:style>
    <style:style style:name="T23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236" style:family="table-row">
      <style:table-row-properties style:min-row-height="1.4173in"/>
    </style:style>
    <style:style style:name="TableCell237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3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40" style:parent-style-name="Normal" style:family="paragraph">
      <style:paragraph-properties fo:text-align="center" fo:margin-bottom="0in" fo:line-height="100%"/>
    </style:style>
    <style:style style:name="T24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42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4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47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4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50" style:parent-style-name="Normal" style:family="paragraph">
      <style:paragraph-properties fo:text-align="center" fo:margin-bottom="0in" fo:line-height="100%"/>
    </style:style>
    <style:style style:name="T25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52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5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57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5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60" style:parent-style-name="Normal" style:family="paragraph">
      <style:paragraph-properties fo:text-align="center" fo:margin-bottom="0in" fo:line-height="100%"/>
    </style:style>
    <style:style style:name="T26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262" style:family="table-row">
      <style:table-row-properties style:min-row-height="1.4173in"/>
    </style:style>
    <style:style style:name="TableCell263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6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66" style:parent-style-name="Normal" style:family="paragraph">
      <style:paragraph-properties fo:text-align="center" fo:margin-bottom="0in" fo:line-height="100%"/>
    </style:style>
    <style:style style:name="T26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68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7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73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7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78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8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81" style:parent-style-name="Normal" style:family="paragraph">
      <style:paragraph-properties fo:text-align="center" fo:margin-bottom="0in" fo:line-height="100%"/>
    </style:style>
    <style:style style:name="T28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83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8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288" style:family="table-row">
      <style:table-row-properties style:min-row-height="1.4173in"/>
    </style:style>
    <style:style style:name="TableCell289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9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92" style:parent-style-name="Normal" style:family="paragraph">
      <style:paragraph-properties fo:text-align="center" fo:margin-bottom="0in" fo:line-height="100%"/>
    </style:style>
    <style:style style:name="T29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94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9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299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0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02" style:parent-style-name="Normal" style:family="paragraph">
      <style:paragraph-properties fo:text-align="center" fo:margin-bottom="0in" fo:line-height="100%"/>
    </style:style>
    <style:style style:name="T30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04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0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07" style:parent-style-name="Normal" style:family="paragraph">
      <style:paragraph-properties fo:text-align="center" fo:margin-bottom="0in" fo:line-height="100%"/>
    </style:style>
    <style:style style:name="T30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09" style:family="table-cell">
      <style:table-cell-properties fo:border="0.0069in solid #000000" fo:background-color="#FFC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1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314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15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1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17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18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1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20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321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322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324" style:family="table-column">
      <style:table-column-properties style:column-width="2.9479in"/>
    </style:style>
    <style:style style:name="TableColumn325" style:family="table-column">
      <style:table-column-properties style:column-width="2.9486in"/>
    </style:style>
    <style:style style:name="TableColumn326" style:family="table-column">
      <style:table-column-properties style:column-width="2.9486in"/>
    </style:style>
    <style:style style:name="TableColumn327" style:family="table-column">
      <style:table-column-properties style:column-width="2.9486in"/>
    </style:style>
    <style:style style:name="TableColumn328" style:family="table-column">
      <style:table-column-properties style:column-width="2.9486in"/>
    </style:style>
    <style:style style:name="Table323" style:family="table">
      <style:table-properties style:width="14.7423in" style:rel-width="101.26%" fo:margin-left="0in" table:align="left"/>
    </style:style>
    <style:style style:name="TableRow329" style:family="table-row">
      <style:table-row-properties style:min-row-height="1.4173in"/>
    </style:style>
    <style:style style:name="TableCell330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3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334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3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3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338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4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4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342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4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45" style:parent-style-name="Normal" style:family="paragraph">
      <style:paragraph-properties fo:text-align="center" fo:margin-bottom="0in" fo:line-height="100%"/>
    </style:style>
    <style:style style:name="T34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47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4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50" style:parent-style-name="Normal" style:family="paragraph">
      <style:paragraph-properties fo:text-align="center" fo:margin-bottom="0in" fo:line-height="100%"/>
    </style:style>
    <style:style style:name="T35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352" style:family="table-row">
      <style:table-row-properties style:min-row-height="1.4173in"/>
    </style:style>
    <style:style style:name="TableCell353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5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5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357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5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6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361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6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64" style:parent-style-name="Normal" style:family="paragraph">
      <style:paragraph-properties fo:text-align="center" fo:margin-bottom="0in" fo:line-height="100%"/>
    </style:style>
    <style:style style:name="T36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66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6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69" style:parent-style-name="Normal" style:family="paragraph">
      <style:paragraph-properties fo:text-align="center" fo:margin-bottom="0in" fo:line-height="100%"/>
    </style:style>
    <style:style style:name="T37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71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7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74" style:parent-style-name="Normal" style:family="paragraph">
      <style:paragraph-properties fo:text-align="center" fo:margin-bottom="0in" fo:line-height="100%"/>
    </style:style>
    <style:style style:name="T37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376" style:family="table-row">
      <style:table-row-properties style:min-row-height="1.4173in"/>
    </style:style>
    <style:style style:name="TableCell377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7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80" style:parent-style-name="Normal" style:family="paragraph">
      <style:paragraph-properties fo:text-align="center" fo:margin-bottom="0in" fo:line-height="100%"/>
    </style:style>
    <style:style style:name="T38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82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8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85" style:parent-style-name="Normal" style:family="paragraph">
      <style:paragraph-properties fo:text-align="center" fo:margin-bottom="0in" fo:line-height="100%"/>
    </style:style>
    <style:style style:name="T38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87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8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90" style:parent-style-name="Normal" style:family="paragraph">
      <style:paragraph-properties fo:text-align="center" fo:margin-bottom="0in" fo:line-height="100%"/>
    </style:style>
    <style:style style:name="T39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92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9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95" style:parent-style-name="Normal" style:family="paragraph">
      <style:paragraph-properties fo:text-align="center" fo:margin-bottom="0in" fo:line-height="100%"/>
    </style:style>
    <style:style style:name="T39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397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39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00" style:parent-style-name="Normal" style:family="paragraph">
      <style:paragraph-properties fo:text-align="center" fo:margin-bottom="0in" fo:line-height="100%"/>
    </style:style>
    <style:style style:name="T40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402" style:family="table-row">
      <style:table-row-properties style:min-row-height="1.4173in"/>
    </style:style>
    <style:style style:name="TableCell403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0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06" style:parent-style-name="Normal" style:family="paragraph">
      <style:paragraph-properties fo:text-align="center" fo:margin-bottom="0in" fo:line-height="100%"/>
    </style:style>
    <style:style style:name="T40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08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1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11" style:parent-style-name="Normal" style:family="paragraph">
      <style:paragraph-properties fo:text-align="center" fo:margin-bottom="0in" fo:line-height="100%"/>
    </style:style>
    <style:style style:name="T41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13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1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16" style:parent-style-name="Normal" style:family="paragraph">
      <style:paragraph-properties fo:text-align="center" fo:margin-bottom="0in" fo:line-height="100%"/>
    </style:style>
    <style:style style:name="T41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18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2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23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2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26" style:parent-style-name="Normal" style:family="paragraph">
      <style:paragraph-properties fo:text-align="center" fo:margin-bottom="0in" fo:line-height="100%"/>
    </style:style>
    <style:style style:name="T42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428" style:family="table-row">
      <style:table-row-properties style:min-row-height="1.4173in"/>
    </style:style>
    <style:style style:name="TableCell429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3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32" style:parent-style-name="Normal" style:family="paragraph">
      <style:paragraph-properties fo:text-align="center" fo:margin-bottom="0in" fo:line-height="100%"/>
    </style:style>
    <style:style style:name="T43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34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3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37" style:parent-style-name="Normal" style:family="paragraph">
      <style:paragraph-properties fo:text-align="center" fo:margin-bottom="0in" fo:line-height="100%"/>
    </style:style>
    <style:style style:name="T43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39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4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42" style:parent-style-name="Normal" style:family="paragraph">
      <style:paragraph-properties fo:text-align="center" fo:margin-bottom="0in" fo:line-height="100%"/>
    </style:style>
    <style:style style:name="T44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44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4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47" style:parent-style-name="Normal" style:family="paragraph">
      <style:paragraph-properties fo:text-align="center" fo:margin-bottom="0in" fo:line-height="100%"/>
    </style:style>
    <style:style style:name="T44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49" style:family="table-cell">
      <style:table-cell-properties fo:border="0.0069in solid #000000" fo:background-color="#FFFF66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5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52" style:parent-style-name="Normal" style:family="paragraph">
      <style:paragraph-properties fo:text-align="center" fo:margin-bottom="0in" fo:line-height="100%"/>
    </style:style>
    <style:style style:name="T45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454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455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45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457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459" style:family="table-column">
      <style:table-column-properties style:column-width="2.9479in"/>
    </style:style>
    <style:style style:name="TableColumn460" style:family="table-column">
      <style:table-column-properties style:column-width="2.9486in"/>
    </style:style>
    <style:style style:name="TableColumn461" style:family="table-column">
      <style:table-column-properties style:column-width="2.9486in"/>
    </style:style>
    <style:style style:name="TableColumn462" style:family="table-column">
      <style:table-column-properties style:column-width="2.9486in"/>
    </style:style>
    <style:style style:name="TableColumn463" style:family="table-column">
      <style:table-column-properties style:column-width="2.9486in"/>
    </style:style>
    <style:style style:name="Table458" style:family="table">
      <style:table-properties style:width="14.7423in" style:rel-width="101.26%" fo:margin-left="0in" table:align="left"/>
    </style:style>
    <style:style style:name="TableRow464" style:family="table-row">
      <style:table-row-properties style:min-row-height="1.4173in"/>
    </style:style>
    <style:style style:name="TableCell46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6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6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6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47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7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7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7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47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7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7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7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48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8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8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84" style:parent-style-name="Normal" style:family="paragraph">
      <style:paragraph-properties fo:text-align="center" fo:margin-bottom="0in" fo:line-height="100%"/>
    </style:style>
    <style:style style:name="T48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48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8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8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90" style:parent-style-name="Normal" style:family="paragraph">
      <style:paragraph-properties fo:text-align="center" fo:margin-bottom="0in" fo:line-height="100%"/>
    </style:style>
    <style:style style:name="T49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492" style:family="table-row">
      <style:table-row-properties style:min-row-height="1.4173in"/>
    </style:style>
    <style:style style:name="TableCell49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9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9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49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49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0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0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0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50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0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0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07" style:parent-style-name="Normal" style:family="paragraph">
      <style:paragraph-properties fo:text-align="center" fo:margin-bottom="0in" fo:line-height="100%"/>
    </style:style>
    <style:style style:name="T50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09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1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1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13" style:parent-style-name="Normal" style:family="paragraph">
      <style:paragraph-properties fo:text-align="center" fo:margin-bottom="0in" fo:line-height="100%"/>
    </style:style>
    <style:style style:name="T51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1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1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1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19" style:parent-style-name="Normal" style:family="paragraph">
      <style:paragraph-properties fo:text-align="center" fo:margin-bottom="0in" fo:line-height="100%"/>
    </style:style>
    <style:style style:name="T52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521" style:family="table-row">
      <style:table-row-properties style:min-row-height="1.4173in"/>
    </style:style>
    <style:style style:name="TableCell52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2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2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2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3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3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32" style:parent-style-name="Normal" style:family="paragraph">
      <style:paragraph-properties fo:text-align="center" fo:margin-bottom="0in" fo:line-height="100%"/>
    </style:style>
    <style:style style:name="T53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3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3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3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38" style:parent-style-name="Normal" style:family="paragraph">
      <style:paragraph-properties fo:text-align="center" fo:margin-bottom="0in" fo:line-height="100%"/>
    </style:style>
    <style:style style:name="T53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4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4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4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44" style:parent-style-name="Normal" style:family="paragraph">
      <style:paragraph-properties fo:text-align="center" fo:margin-bottom="0in" fo:line-height="100%"/>
    </style:style>
    <style:style style:name="T54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4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4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4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50" style:parent-style-name="Normal" style:family="paragraph">
      <style:paragraph-properties fo:text-align="center" fo:margin-bottom="0in" fo:line-height="100%"/>
    </style:style>
    <style:style style:name="T55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552" style:family="table-row">
      <style:table-row-properties style:min-row-height="1.4173in"/>
    </style:style>
    <style:style style:name="TableCell55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5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5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57" style:parent-style-name="Normal" style:family="paragraph">
      <style:paragraph-properties fo:text-align="center" fo:margin-bottom="0in" fo:line-height="100%"/>
    </style:style>
    <style:style style:name="T55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59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6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6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63" style:parent-style-name="Normal" style:family="paragraph">
      <style:paragraph-properties fo:text-align="center" fo:margin-bottom="0in" fo:line-height="100%"/>
    </style:style>
    <style:style style:name="T56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6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6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6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69" style:parent-style-name="Normal" style:family="paragraph">
      <style:paragraph-properties fo:text-align="center" fo:margin-bottom="0in" fo:line-height="100%"/>
    </style:style>
    <style:style style:name="T57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71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7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7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75" style:parent-style-name="Normal" style:family="paragraph">
      <style:paragraph-properties fo:text-align="center" fo:margin-bottom="0in" fo:line-height="100%"/>
    </style:style>
    <style:style style:name="T57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77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7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8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583" style:family="table-row">
      <style:table-row-properties style:min-row-height="1.4173in"/>
    </style:style>
    <style:style style:name="TableCell58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8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8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88" style:parent-style-name="Normal" style:family="paragraph">
      <style:paragraph-properties fo:text-align="center" fo:margin-bottom="0in" fo:line-height="100%"/>
    </style:style>
    <style:style style:name="T58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9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9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9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94" style:parent-style-name="Normal" style:family="paragraph">
      <style:paragraph-properties fo:text-align="center" fo:margin-bottom="0in" fo:line-height="100%"/>
    </style:style>
    <style:style style:name="T59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59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9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59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00" style:parent-style-name="Normal" style:family="paragraph">
      <style:paragraph-properties fo:text-align="center" fo:margin-bottom="0in" fo:line-height="100%"/>
    </style:style>
    <style:style style:name="T60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0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0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0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06" style:parent-style-name="Normal" style:family="paragraph">
      <style:paragraph-properties fo:text-align="center" fo:margin-bottom="0in" fo:line-height="100%"/>
    </style:style>
    <style:style style:name="T60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0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1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1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12" style:parent-style-name="Normal" style:family="paragraph">
      <style:paragraph-properties fo:text-align="center" fo:margin-bottom="0in" fo:line-height="100%"/>
    </style:style>
    <style:style style:name="T61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614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615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61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617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618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61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620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622" style:family="table-column">
      <style:table-column-properties style:column-width="2.9479in"/>
    </style:style>
    <style:style style:name="TableColumn623" style:family="table-column">
      <style:table-column-properties style:column-width="2.9486in"/>
    </style:style>
    <style:style style:name="TableColumn624" style:family="table-column">
      <style:table-column-properties style:column-width="2.9486in"/>
    </style:style>
    <style:style style:name="TableColumn625" style:family="table-column">
      <style:table-column-properties style:column-width="2.9486in"/>
    </style:style>
    <style:style style:name="TableColumn626" style:family="table-column">
      <style:table-column-properties style:column-width="2.9486in"/>
    </style:style>
    <style:style style:name="Table621" style:family="table">
      <style:table-properties style:width="14.7423in" style:rel-width="101.26%" fo:margin-left="0in" table:align="left"/>
    </style:style>
    <style:style style:name="TableRow627" style:family="table-row">
      <style:table-row-properties style:min-row-height="1.4173in"/>
    </style:style>
    <style:style style:name="TableCell628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63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31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63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34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63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37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63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40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64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643" style:family="table-row">
      <style:table-row-properties style:min-row-height="1.4173in"/>
    </style:style>
    <style:style style:name="TableCell644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646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648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65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51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653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65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656" style:family="table-row">
      <style:table-row-properties style:min-row-height="1.4173in"/>
    </style:style>
    <style:style style:name="TableCell657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65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60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bottom="0in" fo:line-height="100%"/>
    </style:style>
    <style:style style:name="T66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63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66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66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</style:style>
    <style:style style:name="T66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69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672" style:family="table-row">
      <style:table-row-properties style:min-row-height="1.4173in"/>
    </style:style>
    <style:style style:name="TableCell673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67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76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67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79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68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82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68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85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68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688" style:family="table-row">
      <style:table-row-properties style:min-row-height="1.4173in"/>
    </style:style>
    <style:style style:name="TableCell689" style:family="table-cell">
      <style:table-cell-properties fo:border="0.0069in solid #000000" fo:background-color="#CCFFFF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9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692" style:parent-style-name="Normal" style:family="paragraph">
      <style:paragraph-properties fo:text-align="center" fo:margin-bottom="0in" fo:line-height="100%"/>
    </style:style>
    <style:style style:name="T69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94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69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697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69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00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70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03" style:family="table-cell">
      <style:table-cell-properties fo:border="0.0069in solid #000000" fo:background-color="#CCFFFF" style:writing-mode="lr-tb" style:vertical-align="middle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70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70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707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708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70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710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711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713" style:family="table-column">
      <style:table-column-properties style:column-width="2.9479in"/>
    </style:style>
    <style:style style:name="TableColumn714" style:family="table-column">
      <style:table-column-properties style:column-width="2.9486in"/>
    </style:style>
    <style:style style:name="TableColumn715" style:family="table-column">
      <style:table-column-properties style:column-width="2.9486in"/>
    </style:style>
    <style:style style:name="TableColumn716" style:family="table-column">
      <style:table-column-properties style:column-width="2.9486in"/>
    </style:style>
    <style:style style:name="TableColumn717" style:family="table-column">
      <style:table-column-properties style:column-width="2.9486in"/>
    </style:style>
    <style:style style:name="Table712" style:family="table">
      <style:table-properties style:width="14.7423in" style:rel-width="101.26%" fo:margin-left="0in" table:align="left"/>
    </style:style>
    <style:style style:name="TableRow718" style:family="table-row">
      <style:table-row-properties style:min-row-height="1.4173in"/>
    </style:style>
    <style:style style:name="TableCell719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721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2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23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725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2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27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</style:style>
    <style:style style:name="T729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3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31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73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34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</style:style>
    <style:style style:name="T736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3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738" style:family="table-row">
      <style:table-row-properties style:min-row-height="1.4173in"/>
    </style:style>
    <style:style style:name="TableCell739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741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4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43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745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4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47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 fo:line-height="100%"/>
    </style:style>
    <style:style style:name="T749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5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51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 fo:margin-bottom="0in" fo:line-height="100%"/>
    </style:style>
    <style:style style:name="T753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5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55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</style:style>
    <style:style style:name="T757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5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759" style:family="table-row">
      <style:table-row-properties style:min-row-height="1.4173in"/>
    </style:style>
    <style:style style:name="TableCell760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762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6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64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766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6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68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</style:style>
    <style:style style:name="T770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7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72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</style:style>
    <style:style style:name="T774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7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76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778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7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780" style:family="table-row">
      <style:table-row-properties style:min-row-height="1.4173in"/>
    </style:style>
    <style:style style:name="TableCell781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783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8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85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bottom="0in" fo:line-height="100%"/>
    </style:style>
    <style:style style:name="T787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8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89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</style:style>
    <style:style style:name="T791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9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93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</style:style>
    <style:style style:name="T795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79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797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799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80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801" style:family="table-row">
      <style:table-row-properties style:min-row-height="1.4173in"/>
    </style:style>
    <style:style style:name="TableCell802" style:family="table-cell">
      <style:table-cell-properties fo:border="0.0069in solid #000000" fo:background-color="#6666FF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0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05" style:parent-style-name="Normal" style:family="paragraph">
      <style:paragraph-properties fo:text-align="center" fo:margin-bottom="0in" fo:line-height="100%"/>
    </style:style>
    <style:style style:name="T806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80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08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810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81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12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814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81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16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818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81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20" style:family="table-cell">
      <style:table-cell-properties fo:border="0.0069in solid #000000" fo:background-color="#6666FF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822" style:parent-style-name="Policepardéfaut" style:family="text">
      <style:text-properties fo:font-weight="bold" style:font-weight-asian="bold" fo:font-size="16pt" style:font-size-asian="16pt" style:font-size-complex="16pt" fo:background-color="#6666FF" fo:language="en" fo:country="US"/>
    </style:style>
    <style:style style:name="T82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824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825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82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827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828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82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831" style:family="table-column">
      <style:table-column-properties style:column-width="2.9479in"/>
    </style:style>
    <style:style style:name="TableColumn832" style:family="table-column">
      <style:table-column-properties style:column-width="2.9486in"/>
    </style:style>
    <style:style style:name="TableColumn833" style:family="table-column">
      <style:table-column-properties style:column-width="2.9486in"/>
    </style:style>
    <style:style style:name="TableColumn834" style:family="table-column">
      <style:table-column-properties style:column-width="2.9486in"/>
    </style:style>
    <style:style style:name="TableColumn835" style:family="table-column">
      <style:table-column-properties style:column-width="2.9486in"/>
    </style:style>
    <style:style style:name="Table830" style:family="table">
      <style:table-properties style:width="14.7423in" style:rel-width="101.26%" fo:margin-left="0in" table:align="left"/>
    </style:style>
    <style:style style:name="TableRow836" style:family="table-row">
      <style:table-row-properties style:min-row-height="1.4173in"/>
    </style:style>
    <style:style style:name="TableCell837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3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40" style:parent-style-name="Normal" style:family="paragraph">
      <style:paragraph-properties fo:text-align="center" fo:margin-bottom="0in" fo:line-height="100%"/>
    </style:style>
    <style:style style:name="T84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42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4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45" style:parent-style-name="Normal" style:family="paragraph">
      <style:paragraph-properties fo:text-align="center" fo:margin-bottom="0in" fo:line-height="100%"/>
    </style:style>
    <style:style style:name="T84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47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4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50" style:parent-style-name="Normal" style:family="paragraph">
      <style:paragraph-properties fo:text-align="center" fo:margin-bottom="0in" fo:line-height="100%"/>
    </style:style>
    <style:style style:name="T85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52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5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55" style:parent-style-name="Normal" style:family="paragraph">
      <style:paragraph-properties fo:text-align="center" fo:margin-bottom="0in" fo:line-height="100%"/>
    </style:style>
    <style:style style:name="T85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57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5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60" style:parent-style-name="Normal" style:family="paragraph">
      <style:paragraph-properties fo:text-align="center" fo:margin-bottom="0in" fo:line-height="100%"/>
    </style:style>
    <style:style style:name="T86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862" style:family="table-row">
      <style:table-row-properties style:min-row-height="1.4173in"/>
    </style:style>
    <style:style style:name="TableCell863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6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6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867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6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7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871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7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74" style:parent-style-name="Normal" style:family="paragraph">
      <style:paragraph-properties fo:text-align="center" fo:margin-bottom="0in" fo:line-height="100%"/>
    </style:style>
    <style:style style:name="T87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76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7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7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880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8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83" style:parent-style-name="Normal" style:family="paragraph">
      <style:paragraph-properties fo:text-align="center" fo:margin-bottom="0in" fo:line-height="100%"/>
    </style:style>
    <style:style style:name="T88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885" style:family="table-row">
      <style:table-row-properties style:min-row-height="1.4173in"/>
    </style:style>
    <style:style style:name="TableCell886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8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89" style:parent-style-name="Normal" style:family="paragraph">
      <style:paragraph-properties fo:text-align="center" fo:margin-bottom="0in" fo:line-height="100%"/>
    </style:style>
    <style:style style:name="T89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91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9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94" style:parent-style-name="Normal" style:family="paragraph">
      <style:paragraph-properties fo:text-align="center" fo:margin-bottom="0in" fo:line-height="100%"/>
    </style:style>
    <style:style style:name="T89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896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9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899" style:parent-style-name="Normal" style:family="paragraph">
      <style:paragraph-properties fo:text-align="center" fo:margin-bottom="0in" fo:line-height="100%"/>
    </style:style>
    <style:style style:name="T90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01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0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04" style:parent-style-name="Normal" style:family="paragraph">
      <style:paragraph-properties fo:text-align="center" fo:margin-bottom="0in" fo:line-height="100%"/>
    </style:style>
    <style:style style:name="T90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06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0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09" style:parent-style-name="Normal" style:family="paragraph">
      <style:paragraph-properties fo:text-align="center" fo:margin-bottom="0in" fo:line-height="100%"/>
    </style:style>
    <style:style style:name="T91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911" style:family="table-row">
      <style:table-row-properties style:min-row-height="1.4173in"/>
    </style:style>
    <style:style style:name="TableCell912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1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15" style:parent-style-name="Normal" style:family="paragraph">
      <style:paragraph-properties fo:text-align="center" fo:margin-bottom="0in" fo:line-height="100%"/>
    </style:style>
    <style:style style:name="T91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17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1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20" style:parent-style-name="Normal" style:family="paragraph">
      <style:paragraph-properties fo:text-align="center" fo:margin-bottom="0in" fo:line-height="100%"/>
    </style:style>
    <style:style style:name="T92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22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2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25" style:parent-style-name="Normal" style:family="paragraph">
      <style:paragraph-properties fo:text-align="center" fo:margin-bottom="0in" fo:line-height="100%"/>
    </style:style>
    <style:style style:name="T92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27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2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30" style:parent-style-name="Normal" style:family="paragraph">
      <style:paragraph-properties fo:text-align="center" fo:margin-bottom="0in" fo:line-height="100%"/>
    </style:style>
    <style:style style:name="T93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32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3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35" style:parent-style-name="Normal" style:family="paragraph">
      <style:paragraph-properties fo:text-align="center" fo:margin-bottom="0in" fo:line-height="100%"/>
    </style:style>
    <style:style style:name="T93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937" style:family="table-row">
      <style:table-row-properties style:min-row-height="1.4173in"/>
    </style:style>
    <style:style style:name="TableCell938" style:family="table-cell">
      <style:table-cell-properties fo:border="0.0069in solid #000000" fo:background-color="#66FFFF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4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4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4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43" style:parent-style-name="Normal" style:family="paragraph">
      <style:paragraph-properties fo:text-align="center" fo:margin-bottom="0in" fo:line-height="100%"/>
    </style:style>
    <style:style style:name="T94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45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4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48" style:parent-style-name="Normal" style:family="paragraph">
      <style:paragraph-properties fo:text-align="center" fo:margin-bottom="0in" fo:line-height="100%"/>
    </style:style>
    <style:style style:name="T94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50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5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53" style:parent-style-name="Normal" style:family="paragraph">
      <style:paragraph-properties fo:text-align="center" fo:margin-bottom="0in" fo:line-height="100%"/>
    </style:style>
    <style:style style:name="T95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55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5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58" style:parent-style-name="Normal" style:family="paragraph">
      <style:paragraph-properties fo:text-align="center" fo:margin-bottom="0in" fo:line-height="100%"/>
    </style:style>
    <style:style style:name="T95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60" style:family="table-cell">
      <style:table-cell-properties fo:border="0.0069in solid #000000" fo:background-color="#66FFFF" style:writing-mode="lr-tb" style:vertical-align="middle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6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63" style:parent-style-name="Normal" style:family="paragraph">
      <style:paragraph-properties fo:text-align="center" fo:margin-bottom="0in" fo:line-height="100%"/>
    </style:style>
    <style:style style:name="T96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965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6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67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68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969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70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971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973" style:family="table-column">
      <style:table-column-properties style:column-width="2.9479in"/>
    </style:style>
    <style:style style:name="TableColumn974" style:family="table-column">
      <style:table-column-properties style:column-width="2.9486in"/>
    </style:style>
    <style:style style:name="TableColumn975" style:family="table-column">
      <style:table-column-properties style:column-width="2.9486in"/>
    </style:style>
    <style:style style:name="TableColumn976" style:family="table-column">
      <style:table-column-properties style:column-width="2.9486in"/>
    </style:style>
    <style:style style:name="TableColumn977" style:family="table-column">
      <style:table-column-properties style:column-width="2.9486in"/>
    </style:style>
    <style:style style:name="Table972" style:family="table">
      <style:table-properties style:width="14.7423in" style:rel-width="101.26%" fo:margin-left="0in" table:align="left"/>
    </style:style>
    <style:style style:name="TableRow978" style:family="table-row">
      <style:table-row-properties style:min-row-height="1.4173in"/>
    </style:style>
    <style:style style:name="TableCell979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8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82" style:parent-style-name="Normal" style:family="paragraph">
      <style:paragraph-properties fo:text-align="center" fo:margin-bottom="0in" fo:line-height="100%"/>
    </style:style>
    <style:style style:name="T98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84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8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87" style:parent-style-name="Normal" style:family="paragraph">
      <style:paragraph-properties fo:text-align="center" fo:margin-bottom="0in" fo:line-height="100%"/>
    </style:style>
    <style:style style:name="T98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89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9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92" style:parent-style-name="Normal" style:family="paragraph">
      <style:paragraph-properties fo:text-align="center" fo:margin-bottom="0in" fo:line-height="100%"/>
    </style:style>
    <style:style style:name="T99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94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9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997" style:parent-style-name="Normal" style:family="paragraph">
      <style:paragraph-properties fo:text-align="center" fo:margin-bottom="0in" fo:line-height="100%"/>
    </style:style>
    <style:style style:name="T99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999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0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02" style:parent-style-name="Normal" style:family="paragraph">
      <style:paragraph-properties fo:text-align="center" fo:margin-bottom="0in" fo:line-height="100%"/>
    </style:style>
    <style:style style:name="T100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004" style:family="table-row">
      <style:table-row-properties style:min-row-height="1.4173in"/>
    </style:style>
    <style:style style:name="TableCell1005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0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0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009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1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1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013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1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16" style:parent-style-name="Normal" style:family="paragraph">
      <style:paragraph-properties fo:text-align="center" fo:margin-bottom="0in" fo:line-height="100%"/>
    </style:style>
    <style:style style:name="T101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18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2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2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022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2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2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25" style:parent-style-name="Normal" style:family="paragraph">
      <style:paragraph-properties fo:text-align="center" fo:margin-bottom="0in" fo:line-height="100%"/>
    </style:style>
    <style:style style:name="T102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027" style:family="table-row">
      <style:table-row-properties style:min-row-height="1.4173in"/>
    </style:style>
    <style:style style:name="TableCell1028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3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31" style:parent-style-name="Normal" style:family="paragraph">
      <style:paragraph-properties fo:text-align="center" fo:margin-bottom="0in" fo:line-height="100%"/>
    </style:style>
    <style:style style:name="T103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33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3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36" style:parent-style-name="Normal" style:family="paragraph">
      <style:paragraph-properties fo:text-align="center" fo:margin-bottom="0in" fo:line-height="100%"/>
    </style:style>
    <style:style style:name="T103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38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3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4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41" style:parent-style-name="Normal" style:family="paragraph">
      <style:paragraph-properties fo:text-align="center" fo:margin-bottom="0in" fo:line-height="100%"/>
    </style:style>
    <style:style style:name="T104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43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4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46" style:parent-style-name="Normal" style:family="paragraph">
      <style:paragraph-properties fo:text-align="center" fo:margin-bottom="0in" fo:line-height="100%"/>
    </style:style>
    <style:style style:name="T104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48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4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5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51" style:parent-style-name="Normal" style:family="paragraph">
      <style:paragraph-properties fo:text-align="center" fo:margin-bottom="0in" fo:line-height="100%"/>
    </style:style>
    <style:style style:name="T105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053" style:family="table-row">
      <style:table-row-properties style:min-row-height="1.4173in"/>
    </style:style>
    <style:style style:name="TableCell1054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5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5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57" style:parent-style-name="Normal" style:family="paragraph">
      <style:paragraph-properties fo:text-align="center" fo:margin-bottom="0in" fo:line-height="100%"/>
    </style:style>
    <style:style style:name="T105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59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6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62" style:parent-style-name="Normal" style:family="paragraph">
      <style:paragraph-properties fo:text-align="center" fo:margin-bottom="0in" fo:line-height="100%"/>
    </style:style>
    <style:style style:name="T106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64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6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67" style:parent-style-name="Normal" style:family="paragraph">
      <style:paragraph-properties fo:text-align="center" fo:margin-bottom="0in" fo:line-height="100%"/>
    </style:style>
    <style:style style:name="T106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69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7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72" style:parent-style-name="Normal" style:family="paragraph">
      <style:paragraph-properties fo:text-align="center" fo:margin-bottom="0in" fo:line-height="100%"/>
    </style:style>
    <style:style style:name="T107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74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7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7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77" style:parent-style-name="Normal" style:family="paragraph">
      <style:paragraph-properties fo:text-align="center" fo:margin-bottom="0in" fo:line-height="100%"/>
    </style:style>
    <style:style style:name="T107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079" style:family="table-row">
      <style:table-row-properties style:min-row-height="1.4173in"/>
    </style:style>
    <style:style style:name="TableCell1080" style:family="table-cell">
      <style:table-cell-properties fo:border="0.0069in solid #000000" fo:background-color="#99CCFF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8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8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84" style:parent-style-name="Normal" style:family="paragraph">
      <style:paragraph-properties fo:text-align="center" fo:margin-bottom="0in" fo:line-height="100%"/>
    </style:style>
    <style:style style:name="T108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86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8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89" style:parent-style-name="Normal" style:family="paragraph">
      <style:paragraph-properties fo:text-align="center" fo:margin-bottom="0in" fo:line-height="100%"/>
    </style:style>
    <style:style style:name="T109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91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9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94" style:parent-style-name="Normal" style:family="paragraph">
      <style:paragraph-properties fo:text-align="center" fo:margin-bottom="0in" fo:line-height="100%"/>
    </style:style>
    <style:style style:name="T109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096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9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099" style:parent-style-name="Normal" style:family="paragraph">
      <style:paragraph-properties fo:text-align="center" fo:margin-bottom="0in" fo:line-height="100%"/>
    </style:style>
    <style:style style:name="T110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01" style:family="table-cell">
      <style:table-cell-properties fo:border="0.0069in solid #000000" fo:background-color="#99CCFF" style:writing-mode="lr-tb" style:vertical-align="middle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10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104" style:parent-style-name="Normal" style:family="paragraph">
      <style:paragraph-properties fo:text-align="center" fo:margin-bottom="0in" fo:line-height="100%"/>
    </style:style>
    <style:style style:name="T110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1106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P1107" style:parent-style-name="Normal" style:family="paragraph">
      <style:paragraph-properties fo:break-before="page"/>
      <style:text-properties fo:font-weight="bold" style:font-weight-asian="bold" fo:font-size="16pt" style:font-size-asian="16pt" style:font-size-complex="16pt" fo:language="en" fo:country="US"/>
    </style:style>
    <style:style style:name="P1108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name="TableColumn1110" style:family="table-column">
      <style:table-column-properties style:column-width="2.9479in"/>
    </style:style>
    <style:style style:name="TableColumn1111" style:family="table-column">
      <style:table-column-properties style:column-width="2.9486in"/>
    </style:style>
    <style:style style:name="TableColumn1112" style:family="table-column">
      <style:table-column-properties style:column-width="2.9486in"/>
    </style:style>
    <style:style style:name="TableColumn1113" style:family="table-column">
      <style:table-column-properties style:column-width="2.9486in"/>
    </style:style>
    <style:style style:name="TableColumn1114" style:family="table-column">
      <style:table-column-properties style:column-width="2.9486in"/>
    </style:style>
    <style:style style:name="Table1109" style:family="table">
      <style:table-properties style:width="14.7423in" style:rel-width="101.26%" fo:margin-left="0in" table:align="left"/>
    </style:style>
    <style:style style:name="TableRow1115" style:family="table-row">
      <style:table-row-properties style:min-row-height="1.4173in"/>
    </style:style>
    <style:style style:name="TableCell1116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 fo:line-height="100%"/>
    </style:style>
    <style:style style:name="T111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19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/>
    </style:style>
    <style:style style:name="T112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22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</style:style>
    <style:style style:name="T112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25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112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28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</style:style>
    <style:style style:name="T113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131" style:family="table-row">
      <style:table-row-properties style:min-row-height="1.4173in"/>
    </style:style>
    <style:style style:name="TableCell1132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134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136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text-align="center" fo:margin-bottom="0in" fo:line-height="100%"/>
    </style:style>
    <style:style style:name="T1138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39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TableCell1141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</style:style>
    <style:style style:name="T114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144" style:family="table-row">
      <style:table-row-properties style:min-row-height="1.4173in"/>
    </style:style>
    <style:style style:name="TableCell1145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114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48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49" style:parent-style-name="Normal" style:family="paragraph">
      <style:paragraph-properties fo:text-align="center" fo:margin-bottom="0in" fo:line-height="100%"/>
    </style:style>
    <style:style style:name="T115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51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52" style:parent-style-name="Normal" style:family="paragraph">
      <style:paragraph-properties fo:text-align="center" fo:margin-bottom="0in" fo:line-height="100%"/>
    </style:style>
    <style:style style:name="T115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54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55" style:parent-style-name="Normal" style:family="paragraph">
      <style:paragraph-properties fo:text-align="center" fo:margin-bottom="0in" fo:line-height="100%"/>
    </style:style>
    <style:style style:name="T115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57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</style:style>
    <style:style style:name="T115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160" style:family="table-row">
      <style:table-row-properties style:min-row-height="1.4173in"/>
    </style:style>
    <style:style style:name="TableCell1161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</style:style>
    <style:style style:name="T116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64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 fo:line-height="100%"/>
    </style:style>
    <style:style style:name="T1166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67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 fo:margin-bottom="0in" fo:line-height="100%"/>
    </style:style>
    <style:style style:name="T1169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70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 fo:line-height="100%"/>
    </style:style>
    <style:style style:name="T1172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73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1175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Row1176" style:family="table-row">
      <style:table-row-properties style:min-row-height="1.4173in"/>
    </style:style>
    <style:style style:name="TableCell117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179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en" fo:country="US"/>
    </style:style>
    <style:style style:name="P1180" style:parent-style-name="Normal" style:family="paragraph">
      <style:paragraph-properties fo:text-align="center" fo:margin-bottom="0in" fo:line-height="100%"/>
    </style:style>
    <style:style style:name="T1181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82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</style:style>
    <style:style style:name="T1184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85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1187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88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</style:style>
    <style:style style:name="T1190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TableCell1191" style:family="table-cell">
      <style:table-cell-properties fo:border="0.0069in solid #000000" fo:background-color="#00B0F0" style:writing-mode="lr-tb" style:vertical-align="middle" fo:padding-top="0in" fo:padding-left="0.075in" fo:padding-bottom="0in" fo:padding-right="0.075in"/>
    </style:style>
    <style:style style:name="P1192" style:parent-style-name="Normal" style:family="paragraph">
      <style:paragraph-properties fo:text-align="center" fo:margin-bottom="0in" fo:line-height="100%"/>
    </style:style>
    <style:style style:name="T1193" style:parent-style-name="Policepardéfaut" style:family="text">
      <style:text-properties fo:font-weight="bold" style:font-weight-asian="bold" fo:font-size="16pt" style:font-size-asian="16pt" style:font-size-complex="16pt" fo:language="en" fo:country="US"/>
    </style:style>
    <style:style style:name="P1194" style:parent-style-name="Normal" style:family="paragraph">
      <style:paragraph-properties fo:margin-bottom="0.0833in" fo:line-height="100%"/>
      <style:text-properties fo:font-weight="bold" style:font-weight-asian="bold" fo:font-size="16pt" style:font-size-asian="16pt" style:font-size-complex="16pt" fo:language="en" fo:country="US"/>
    </style:style>
    <style:style style:family="graphic" style:name="a20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12153in" svg:stroke-color="#00b05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X</text:span></text:p>
          </table:table-cell>
          <table:table-cell table:style-name="TableCell13">
            <text:p text:style-name="P14"><text:span text:style-name="T15">X</text:span></text:p>
          </table:table-cell>
          <table:table-cell table:style-name="TableCell16">
            <text:p text:style-name="P17"><text:span text:style-name="T18">X</text:span></text:p>
          </table:table-cell>
          <table:table-cell table:style-name="TableCell19">
            <text:p text:style-name="P20"><text:span text:style-name="T21">X</text:span></text:p>
          </table:table-cell>
          <table:table-cell table:style-name="TableCell22">
            <text:p text:style-name="P23"><text:span text:style-name="T24">X</text:span></text:p>
          </table:table-cell>
        </table:table-row>
        <table:table-row table:style-name="TableRow25">
          <table:table-cell table:style-name="TableCell26">
            <text:p text:style-name="P27"><text:span text:style-name="T28">X</text:span></text:p>
          </table:table-cell>
          <table:table-cell table:style-name="TableCell29">
            <text:p text:style-name="P30"><text:span text:style-name="T31">X</text:span></text:p>
          </table:table-cell>
          <table:table-cell table:style-name="TableCell32">
            <text:p text:style-name="P33"><text:span text:style-name="T34">X</text:span></text:p>
          </table:table-cell>
          <table:table-cell table:style-name="TableCell35">
            <text:p text:style-name="P36"><text:span text:style-name="T37">X</text:span></text:p>
          </table:table-cell>
          <table:table-cell table:style-name="TableCell38">
            <text:p text:style-name="P39"><text:span text:style-name="T40">X</text:span></text:p>
          </table:table-cell>
        </table:table-row>
        <table:table-row table:style-name="TableRow41">
          <table:table-cell table:style-name="TableCell42">
            <text:p text:style-name="P43"><text:span text:style-name="T44">X</text:span></text:p>
          </table:table-cell>
          <table:table-cell table:style-name="TableCell45">
            <text:p text:style-name="P46"><text:span text:style-name="T47">X</text:span></text:p>
          </table:table-cell>
          <table:table-cell table:style-name="TableCell48">
            <text:p text:style-name="P49"><text:span text:style-name="T50">X</text:span></text:p>
          </table:table-cell>
          <table:table-cell table:style-name="TableCell51">
            <text:p text:style-name="P52"><text:span text:style-name="T53">X</text:span></text:p>
          </table:table-cell>
          <table:table-cell table:style-name="TableCell54">
            <text:p text:style-name="P55"><text:span text:style-name="T56">X</text:span></text:p>
          </table:table-cell>
        </table:table-row>
        <table:table-row table:style-name="TableRow57">
          <table:table-cell table:style-name="TableCell58">
            <text:p text:style-name="P59"><text:span text:style-name="T60">X</text:span></text:p>
          </table:table-cell>
          <table:table-cell table:style-name="TableCell61">
            <text:p text:style-name="P62"><text:span text:style-name="T63">X</text:span></text:p>
          </table:table-cell>
          <table:table-cell table:style-name="TableCell64">
            <text:p text:style-name="P65"><text:span text:style-name="T66">X</text:span></text:p>
          </table:table-cell>
          <table:table-cell table:style-name="TableCell67">
            <text:p text:style-name="P68"><text:span text:style-name="T69">X</text:span></text:p>
          </table:table-cell>
          <table:table-cell table:style-name="TableCell70">
            <text:p text:style-name="P71"><text:span text:style-name="T72">X</text:span></text:p>
          </table:table-cell>
        </table:table-row>
        <table:table-row table:style-name="TableRow73">
          <table:table-cell table:style-name="TableCell74">
            <text:p text:style-name="P75"><text:span text:style-name="T76">X</text:span></text:p>
          </table:table-cell>
          <table:table-cell table:style-name="TableCell77">
            <text:p text:style-name="P78"><text:span text:style-name="T79">X</text:span></text:p>
          </table:table-cell>
          <table:table-cell table:style-name="TableCell80">
            <text:p text:style-name="P81"><text:span text:style-name="T82">X</text:span></text:p>
          </table:table-cell>
          <table:table-cell table:style-name="TableCell83">
            <text:p text:style-name="P84"><text:span text:style-name="T85">X</text:span></text:p>
          </table:table-cell>
          <table:table-cell table:style-name="TableCell86">
            <text:p text:style-name="P87"><text:span text:style-name="T88">X</text:span></text:p>
          </table:table-cell>
        </table:table-row>
      </table:table>
      <text:p text:style-name="P89"/>
      <text:p text:style-name="P90"/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<draw:custom-shape svg:x="1.19722in" svg:y="-0.21667in" svg:width="0.47986in" svg:height="0.51944in" draw:z-index="251667968" draw:id="id0" draw:style-name="a0" draw:name="Forme libre 71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03">
            <text:p text:style-name="P104"><text:span text:style-name="T105"><draw:custom-shape svg:x="1.2875in" svg:y="-0.21458in" svg:width="0.47986in" svg:height="0.51944in" draw:z-index="251670016" draw:id="id1" draw:style-name="a1" draw:name="Forme libre 72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06">
            <text:p text:style-name="P107"><text:span text:style-name="T108"><draw:custom-shape svg:x="1.2875in" svg:y="-0.21458in" svg:width="0.47986in" svg:height="0.51944in" draw:z-index="251672064" draw:id="id2" draw:style-name="a2" draw:name="Forme libre 73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09">
            <text:p text:style-name="P110"><text:span text:style-name="T111"><draw:custom-shape svg:x="1.09722in" svg:y="-0.14375in" svg:width="0.47986in" svg:height="0.51944in" draw:z-index="251659776" draw:id="id3" draw:style-name="a3" draw:name="Forme libre 2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12">
            <text:p text:style-name="P113"><text:span text:style-name="T114"><draw:custom-shape svg:x="1.09722in" svg:y="-0.14375in" svg:width="0.47986in" svg:height="0.51944in" draw:z-index="251661824" draw:id="id4" draw:style-name="a4" draw:name="Forme libre 3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</table:table-row>
        <table:table-row table:style-name="TableRow115">
          <table:table-cell table:style-name="TableCell116">
            <text:p text:style-name="P117"><text:span text:style-name="T118"><draw:custom-shape svg:x="1.07986in" svg:y="-0.05in" svg:width="0.47986in" svg:height="0.51944in" draw:z-index="251663872" draw:id="id5" draw:style-name="a5" draw:name="Forme libre 69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19">
            <text:p text:style-name="P120"><text:span text:style-name="T121"><draw:custom-shape svg:x="1.2875in" svg:y="-0.16944in" svg:width="0.47986in" svg:height="0.51944in" draw:z-index="251665920" draw:id="id6" draw:style-name="a6" draw:name="Forme libre 70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22">
            <text:p text:style-name="P123"><text:span text:style-name="T124"><draw:custom-shape svg:x="1.37639in" svg:y="-0.21458in" svg:width="0.47986in" svg:height="0.51944in" draw:z-index="251674112" draw:id="id7" draw:style-name="a7" draw:name="Forme libre 74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25">
            <text:p text:style-name="P126"><text:span text:style-name="T127"><draw:custom-shape svg:x="1.09722in" svg:y="-0.14375in" svg:width="0.47986in" svg:height="0.51944in" draw:z-index="251657728" draw:id="id8" draw:style-name="a8" draw:name="Forme libre 1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28">
            <text:p text:style-name="P129"><text:span text:style-name="T130"><draw:custom-shape svg:x="1.09722in" svg:y="-0.14375in" svg:width="0.47986in" svg:height="0.51944in" draw:z-index="251651584" draw:id="id9" draw:style-name="a9" draw:name="Forme libre 45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</table:table-row>
        <table:table-row table:style-name="TableRow131">
          <table:table-cell table:style-name="TableCell132">
            <text:p text:style-name="P133"><text:span text:style-name="T134"><draw:custom-shape svg:x="1.10278in" svg:y="-0.24792in" svg:width="0.47986in" svg:height="0.51944in" draw:z-index="251624960" draw:id="id10" draw:style-name="a10" draw:name="Forme libre 4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35">
            <text:p text:style-name="P136"><text:span text:style-name="T137"><draw:custom-shape svg:x="1.17014in" svg:y="-0.28958in" svg:width="0.47986in" svg:height="0.51944in" draw:z-index="251631104" draw:id="id11" draw:style-name="a11" draw:name="Forme libre 21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38">
            <text:p text:style-name="P139"><text:span text:style-name="T140"><draw:custom-shape svg:x="1.28403in" svg:y="-0.24097in" svg:width="0.47986in" svg:height="0.51944in" draw:z-index="251637248" draw:id="id12" draw:style-name="a12" draw:name="Forme libre 24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41">
            <text:p text:style-name="P142"><text:span text:style-name="T143"><draw:custom-shape svg:x="1.21458in" svg:y="-0.28958in" svg:width="0.47986in" svg:height="0.51944in" draw:z-index="251647488" draw:id="id13" draw:style-name="a13" draw:name="Forme libre 43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44">
            <text:p text:style-name="P145"><text:span text:style-name="T146"><draw:custom-shape svg:x="1.19792in" svg:y="-0.17014in" svg:width="0.47986in" svg:height="0.51944in" draw:z-index="251649536" draw:id="id14" draw:style-name="a14" draw:name="Forme libre 44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</table:table-row>
        <table:table-row table:style-name="TableRow147">
          <table:table-cell table:style-name="TableCell148">
            <text:p text:style-name="P149"><text:span text:style-name="T150"><draw:custom-shape svg:x="1.11528in" svg:y="0.05903in" svg:width="0.47986in" svg:height="0.51944in" draw:z-index="251627008" draw:id="id15" draw:style-name="a15" draw:name="Forme libre 19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51">
            <text:p text:style-name="P152"><text:span text:style-name="T153"><draw:custom-shape svg:x="1.16736in" svg:y="-0.08889in" svg:width="0.47986in" svg:height="0.51944in" draw:z-index="251633152" draw:id="id16" draw:style-name="a16" draw:name="Forme libre 22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54">
            <text:p text:style-name="P155"><text:span text:style-name="T156"><draw:custom-shape svg:x="1.23403in" svg:y="-0.17153in" svg:width="0.47986in" svg:height="0.51944in" draw:z-index="251639296" draw:id="id17" draw:style-name="a17" draw:name="Forme libre 25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57">
            <text:p text:style-name="P158"><text:span text:style-name="T159"><draw:custom-shape svg:x="1.21458in" svg:y="-0.25972in" svg:width="0.47986in" svg:height="0.51944in" draw:z-index="251645440" draw:id="id18" draw:style-name="a18" draw:name="Forme libre 28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60">
            <text:p text:style-name="P161"><text:span text:style-name="T162"><draw:custom-shape svg:x="1.01875in" svg:y="0.20694in" svg:width="0.47986in" svg:height="0.51944in" draw:z-index="251653632" draw:id="id19" draw:style-name="a19" draw:name="Forme libre 46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</table:table-row>
        <table:table-row table:style-name="TableRow163">
          <table:table-cell table:style-name="TableCell164">
            <text:p text:style-name="P165"><text:span text:style-name="T166"><draw:custom-shape svg:x="1.19931in" svg:y="-0.30417in" svg:width="0.47986in" svg:height="0.51944in" draw:z-index="251629056" draw:id="id20" draw:style-name="a20" draw:name="Forme libre 20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67">
            <text:p text:style-name="P168"><text:span text:style-name="T169"><draw:custom-shape svg:x="1.2in" svg:y="-0.19931in" svg:width="0.47986in" svg:height="0.51944in" draw:z-index="251635200" draw:id="id21" draw:style-name="a21" draw:name="Forme libre 23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70">
            <text:p text:style-name="P171"><text:span text:style-name="T172"><draw:custom-shape svg:x="1.13819in" svg:y="-0.16944in" svg:width="0.47986in" svg:height="0.51944in" draw:z-index="251641344" draw:id="id22" draw:style-name="a22" draw:name="Forme libre 26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73">
            <text:p text:style-name="P174"><text:span text:style-name="T175"><draw:custom-shape svg:x="1.18264in" svg:y="-0.25903in" svg:width="0.47986in" svg:height="0.51944in" draw:z-index="251643392" draw:id="id23" draw:style-name="a23" draw:name="Forme libre 27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  <table:table-cell table:style-name="TableCell176">
            <text:p text:style-name="P177"><text:span text:style-name="T178"><draw:custom-shape svg:x="1.09167in" svg:y="-0.27292in" svg:width="0.47986in" svg:height="0.51944in" draw:z-index="251655680" draw:id="id24" draw:style-name="a24" draw:name="Forme libre 47" text:anchor-type="paragraph"><svg:title/><svg:desc/><draw:enhanced-geometry draw:type="non-primitive" svg:viewBox="0 0 284 595" draw:enhanced-path="M 0 266 C 21 430 42 595 89 551 136 507 252 92 284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4"/><draw:equation draw:name="f7" draw:formula="?f4 / 595"/><draw:equation draw:name="f8" draw:formula="0 * ?f5 / 284"/><draw:equation draw:name="f9" draw:formula="266 * ?f4 / 595"/><draw:equation draw:name="f10" draw:formula="89 * ?f5 / 284"/><draw:equation draw:name="f11" draw:formula="551 * ?f4 / 595"/><draw:equation draw:name="f12" draw:formula="284 * ?f5 / 284"/><draw:equation draw:name="f13" draw:formula="0 * ?f4 / 595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text:span></text:p>
          </table:table-cell>
        </table:table-row>
      </table:table>
      <text:p text:style-name="P179"/>
      <text:p text:style-name="P180"/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soft-page-break/>
            <text:p text:style-name="P191">Ask the publisher</text:p>
            <text:p text:style-name="P192">OR</text:p>
            <text:p text:style-name="P193">Redo the graph/ image</text:p>
          </table:table-cell>
          <table:table-cell table:style-name="TableCell194">
            <text:p text:style-name="P195">Ask the publisher</text:p>
            <text:p text:style-name="P196">OR</text:p>
            <text:p text:style-name="P197">Redo the graph/ image</text:p>
          </table:table-cell>
          <table:table-cell table:style-name="TableCell198">
            <text:p text:style-name="P199">Ask the publisher</text:p>
            <text:p text:style-name="P200">OR</text:p>
            <text:p text:style-name="P201">Redo the graph/ image</text:p>
          </table:table-cell>
          <table:table-cell table:style-name="TableCell202">
            <text:p text:style-name="P203">Ask the publisher</text:p>
            <text:p text:style-name="P204">OR</text:p>
            <text:p text:style-name="P205"><text:span text:style-name="T206">Redo the graph/ image</text:span></text:p>
          </table:table-cell>
          <table:table-cell table:style-name="TableCell207">
            <text:p text:style-name="P208">Ask the publisher</text:p>
            <text:p text:style-name="P209">OR</text:p>
            <text:p text:style-name="P210"><text:span text:style-name="T211">Redo the graph/ image</text:span></text:p>
          </table:table-cell>
        </table:table-row>
        <table:table-row table:style-name="TableRow212">
          <table:table-cell table:style-name="TableCell213">
            <text:p text:style-name="P214">Ask the publisher</text:p>
            <text:p text:style-name="P215">OR</text:p>
            <text:p text:style-name="P216">Redo the graph/ image</text:p>
          </table:table-cell>
          <table:table-cell table:style-name="TableCell217">
            <text:p text:style-name="P218">Ask the publisher</text:p>
            <text:p text:style-name="P219">OR</text:p>
            <text:p text:style-name="P220">Redo the graph/ image</text:p>
          </table:table-cell>
          <table:table-cell table:style-name="TableCell221">
            <text:p text:style-name="P222">Ask the publisher</text:p>
            <text:p text:style-name="P223">OR</text:p>
            <text:p text:style-name="P224"><text:span text:style-name="T225">Redo the graph/ image</text:span></text:p>
          </table:table-cell>
          <table:table-cell table:style-name="TableCell226">
            <text:p text:style-name="P227">Ask the publisher</text:p>
            <text:p text:style-name="P228">OR</text:p>
            <text:p text:style-name="P229"><text:span text:style-name="T230">Redo the graph/ image</text:span></text:p>
          </table:table-cell>
          <table:table-cell table:style-name="TableCell231">
            <text:p text:style-name="P232">Ask the publisher</text:p>
            <text:p text:style-name="P233">OR</text:p>
            <text:p text:style-name="P234"><text:span text:style-name="T235">Redo the graph/ image</text:span></text:p>
          </table:table-cell>
        </table:table-row>
        <table:table-row table:style-name="TableRow236">
          <table:table-cell table:style-name="TableCell237">
            <text:p text:style-name="P238">Ask the publisher</text:p>
            <text:p text:style-name="P239">OR</text:p>
            <text:p text:style-name="P240"><text:span text:style-name="T241">Redo the graph/ image</text:span></text:p>
          </table:table-cell>
          <table:table-cell table:style-name="TableCell242">
            <text:p text:style-name="P243">Ask the publisher</text:p>
            <text:p text:style-name="P244">OR</text:p>
            <text:p text:style-name="P245"><text:span text:style-name="T246">Redo the graph/ image</text:span></text:p>
          </table:table-cell>
          <table:table-cell table:style-name="TableCell247">
            <text:p text:style-name="P248">Ask the publisher</text:p>
            <text:p text:style-name="P249">OR</text:p>
            <text:p text:style-name="P250"><text:span text:style-name="T251">Redo the graph/ image</text:span></text:p>
          </table:table-cell>
          <table:table-cell table:style-name="TableCell252">
            <text:p text:style-name="P253">Ask the publisher</text:p>
            <text:p text:style-name="P254">OR</text:p>
            <text:p text:style-name="P255"><text:span text:style-name="T256">Redo the graph/ image</text:span></text:p>
          </table:table-cell>
          <table:table-cell table:style-name="TableCell257">
            <text:p text:style-name="P258">Ask the publisher</text:p>
            <text:p text:style-name="P259">OR</text:p>
            <text:p text:style-name="P260"><text:span text:style-name="T261">Redo the graph/ image</text:span></text:p>
          </table:table-cell>
        </table:table-row>
        <table:table-row table:style-name="TableRow262">
          <table:table-cell table:style-name="TableCell263">
            <text:p text:style-name="P264">Ask the publisher</text:p>
            <text:p text:style-name="P265">OR</text:p>
            <text:p text:style-name="P266"><text:span text:style-name="T267">Redo the graph/ image</text:span></text:p>
          </table:table-cell>
          <table:table-cell table:style-name="TableCell268">
            <text:p text:style-name="P269">Ask the publisher</text:p>
            <text:p text:style-name="P270">OR</text:p>
            <text:p text:style-name="P271"><text:span text:style-name="T272">Redo the graph/ image</text:span></text:p>
          </table:table-cell>
          <table:table-cell table:style-name="TableCell273">
            <text:p text:style-name="P274">Ask the publisher</text:p>
            <text:p text:style-name="P275">OR</text:p>
            <text:p text:style-name="P276"><text:span text:style-name="T277">Redo the graph/ image</text:span></text:p>
          </table:table-cell>
          <table:table-cell table:style-name="TableCell278">
            <text:p text:style-name="P279">Ask the publisher</text:p>
            <text:p text:style-name="P280">OR</text:p>
            <text:p text:style-name="P281"><text:span text:style-name="T282">Redo the graph/ image</text:span></text:p>
          </table:table-cell>
          <table:table-cell table:style-name="TableCell283">
            <text:p text:style-name="P284">Ask the publisher</text:p>
            <text:p text:style-name="P285">OR</text:p>
            <text:p text:style-name="P286"><text:span text:style-name="T287">Redo the graph/ image</text:span></text:p>
          </table:table-cell>
        </table:table-row>
        <table:table-row table:style-name="TableRow288">
          <table:table-cell table:style-name="TableCell289">
            <text:p text:style-name="P290">Ask the publisher</text:p>
            <text:p text:style-name="P291">OR</text:p>
            <text:p text:style-name="P292"><text:span text:style-name="T293">Redo the graph/ image</text:span></text:p>
          </table:table-cell>
          <table:table-cell table:style-name="TableCell294">
            <text:p text:style-name="P295">Ask the publisher</text:p>
            <text:p text:style-name="P296">OR</text:p>
            <text:p text:style-name="P297"><text:span text:style-name="T298">Redo the graph/ image</text:span></text:p>
          </table:table-cell>
          <table:table-cell table:style-name="TableCell299">
            <text:p text:style-name="P300">Ask the publisher</text:p>
            <text:p text:style-name="P301">OR</text:p>
            <text:p text:style-name="P302"><text:span text:style-name="T303">Redo the graph/ image</text:span></text:p>
          </table:table-cell>
          <table:table-cell table:style-name="TableCell304">
            <text:p text:style-name="P305">Ask the publisher</text:p>
            <text:p text:style-name="P306">OR</text:p>
            <text:p text:style-name="P307"><text:span text:style-name="T308">Redo the graph/ image</text:span></text:p>
          </table:table-cell>
          <table:table-cell table:style-name="TableCell309">
            <text:p text:style-name="P310">Ask the publisher</text:p>
            <text:p text:style-name="P311">OR</text:p>
            <text:p text:style-name="P312"><text:span text:style-name="T313">Redo the graph/ image</text:span></text:p>
          </table:table-cell>
        </table:table-row>
      </table:table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Ask the author</text:p>
            <text:p text:style-name="P332">OR</text:p>
            <text:p text:style-name="P333">Redo the graph/ image</text:p>
          </table:table-cell>
          <table:table-cell table:style-name="TableCell334">
            <text:p text:style-name="P335">Ask the author</text:p>
            <text:p text:style-name="P336">OR</text:p>
            <text:p text:style-name="P337">Redo the graph/ image</text:p>
          </table:table-cell>
          <table:table-cell table:style-name="TableCell338">
            <text:p text:style-name="P339">Ask the author</text:p>
            <text:p text:style-name="P340">OR</text:p>
            <text:p text:style-name="P341">Redo the graph/ image</text:p>
          </table:table-cell>
          <table:table-cell table:style-name="TableCell342">
            <text:p text:style-name="P343">Ask the author</text:p>
            <text:p text:style-name="P344">OR</text:p>
            <text:p text:style-name="P345"><text:span text:style-name="T346">Redo the graph/ image</text:span></text:p>
          </table:table-cell>
          <table:table-cell table:style-name="TableCell347">
            <text:p text:style-name="P348">Ask the author</text:p>
            <text:p text:style-name="P349">OR</text:p>
            <text:p text:style-name="P350"><text:span text:style-name="T351">Redo the graph/ image</text:span></text:p>
          </table:table-cell>
        </table:table-row>
        <table:table-row table:style-name="TableRow352">
          <table:table-cell table:style-name="TableCell353">
            <text:p text:style-name="P354">Ask the author</text:p>
            <text:p text:style-name="P355">OR</text:p>
            <text:p text:style-name="P356">Redo the graph/ image</text:p>
          </table:table-cell>
          <table:table-cell table:style-name="TableCell357">
            <text:p text:style-name="P358">Ask the author</text:p>
            <text:p text:style-name="P359">OR</text:p>
            <text:p text:style-name="P360">Redo the graph/ image</text:p>
          </table:table-cell>
          <table:table-cell table:style-name="TableCell361">
            <text:p text:style-name="P362">Ask the author</text:p>
            <text:p text:style-name="P363">OR</text:p>
            <text:p text:style-name="P364"><text:span text:style-name="T365">Redo the graph/ image</text:span></text:p>
          </table:table-cell>
          <table:table-cell table:style-name="TableCell366">
            <text:p text:style-name="P367">Ask the author</text:p>
            <text:p text:style-name="P368">OR</text:p>
            <text:p text:style-name="P369"><text:span text:style-name="T370">Redo the graph/ image</text:span></text:p>
          </table:table-cell>
          <table:table-cell table:style-name="TableCell371">
            <text:p text:style-name="P372">Ask the author</text:p>
            <text:p text:style-name="P373">OR</text:p>
            <text:p text:style-name="P374"><text:span text:style-name="T375">Redo the graph/ image</text:span></text:p>
          </table:table-cell>
        </table:table-row>
        <table:table-row table:style-name="TableRow376">
          <table:table-cell table:style-name="TableCell377">
            <text:p text:style-name="P378">Ask the author</text:p>
            <text:p text:style-name="P379">OR</text:p>
            <text:p text:style-name="P380"><text:span text:style-name="T381">Redo the graph/ image</text:span></text:p>
          </table:table-cell>
          <table:table-cell table:style-name="TableCell382">
            <text:p text:style-name="P383">Ask the author</text:p>
            <text:p text:style-name="P384">OR</text:p>
            <text:p text:style-name="P385"><text:span text:style-name="T386">Redo the graph/ image</text:span></text:p>
          </table:table-cell>
          <table:table-cell table:style-name="TableCell387">
            <text:p text:style-name="P388">Ask the author</text:p>
            <text:p text:style-name="P389">OR</text:p>
            <text:p text:style-name="P390"><text:span text:style-name="T391">Redo the graph/ image</text:span></text:p>
          </table:table-cell>
          <table:table-cell table:style-name="TableCell392">
            <text:p text:style-name="P393">Ask the author</text:p>
            <text:p text:style-name="P394">OR</text:p>
            <text:p text:style-name="P395"><text:span text:style-name="T396">Redo the graph/ image</text:span></text:p>
          </table:table-cell>
          <table:table-cell table:style-name="TableCell397">
            <text:p text:style-name="P398">Ask the author</text:p>
            <text:p text:style-name="P399">OR</text:p>
            <text:p text:style-name="P400"><text:span text:style-name="T401">Redo the graph/ image</text:span></text:p>
          </table:table-cell>
        </table:table-row>
        <table:table-row table:style-name="TableRow402">
          <table:table-cell table:style-name="TableCell403">
            <text:p text:style-name="P404">Ask the author</text:p>
            <text:p text:style-name="P405">OR</text:p>
            <text:p text:style-name="P406"><text:span text:style-name="T407">Redo the graph/ image</text:span></text:p>
          </table:table-cell>
          <table:table-cell table:style-name="TableCell408">
            <text:p text:style-name="P409">Ask the author</text:p>
            <text:p text:style-name="P410">OR</text:p>
            <text:p text:style-name="P411"><text:span text:style-name="T412">Redo the graph/ image</text:span></text:p>
          </table:table-cell>
          <table:table-cell table:style-name="TableCell413">
            <text:p text:style-name="P414">Ask the author</text:p>
            <text:p text:style-name="P415">OR</text:p>
            <text:p text:style-name="P416"><text:span text:style-name="T417">Redo the graph/ image</text:span></text:p>
          </table:table-cell>
          <table:table-cell table:style-name="TableCell418">
            <text:p text:style-name="P419">Ask the author</text:p>
            <text:p text:style-name="P420">OR</text:p>
            <text:p text:style-name="P421"><text:span text:style-name="T422">Redo the graph/ image</text:span></text:p>
          </table:table-cell>
          <table:table-cell table:style-name="TableCell423">
            <text:p text:style-name="P424">Ask the author</text:p>
            <text:p text:style-name="P425">OR</text:p>
            <text:p text:style-name="P426"><text:span text:style-name="T427">Redo the graph/ image</text:span></text:p>
          </table:table-cell>
        </table:table-row>
        <table:table-row table:style-name="TableRow428">
          <table:table-cell table:style-name="TableCell429">
            <text:p text:style-name="P430">Ask the author</text:p>
            <text:p text:style-name="P431">OR</text:p>
            <text:p text:style-name="P432"><text:span text:style-name="T433">Redo the graph/ image</text:span></text:p>
          </table:table-cell>
          <table:table-cell table:style-name="TableCell434">
            <text:p text:style-name="P435">Ask the author</text:p>
            <text:p text:style-name="P436">OR</text:p>
            <text:p text:style-name="P437"><text:span text:style-name="T438">Redo the graph/ image</text:span></text:p>
          </table:table-cell>
          <table:table-cell table:style-name="TableCell439">
            <text:p text:style-name="P440">Ask the author</text:p>
            <text:p text:style-name="P441">OR</text:p>
            <text:p text:style-name="P442"><text:span text:style-name="T443">Redo the graph/ image</text:span></text:p>
          </table:table-cell>
          <table:table-cell table:style-name="TableCell444">
            <text:p text:style-name="P445">Ask the author</text:p>
            <text:p text:style-name="P446">OR</text:p>
            <text:p text:style-name="P447"><text:span text:style-name="T448">Redo the graph/ image</text:span></text:p>
          </table:table-cell>
          <table:table-cell table:style-name="TableCell449">
            <text:p text:style-name="P450">Ask the author</text:p>
            <text:p text:style-name="P451">OR</text:p>
            <text:p text:style-name="P452"><text:span text:style-name="T453">Redo the graph/ image</text:span></text:p>
          </table:table-cell>
        </table:table-row>
      </table:table>
      <text:p text:style-name="P454"/>
      <text:p text:style-name="P455"/>
      <text:p text:style-name="P456"/>
      <text:p text:style-name="P457"/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Ask the publisher<text:s/></text:p>
            <text:p text:style-name="P467">+ the author</text:p>
            <text:p text:style-name="P468">OR</text:p>
            <text:p text:style-name="P469">Redo the graph/ image<text:s/></text:p>
          </table:table-cell>
          <table:table-cell table:style-name="TableCell470">
            <text:p text:style-name="P471">Ask the publisher<text:s/></text:p>
            <text:p text:style-name="P472">+ the author</text:p>
            <text:p text:style-name="P473">OR</text:p>
            <text:p text:style-name="P474">Redo the graph/ image</text:p>
          </table:table-cell>
          <table:table-cell table:style-name="TableCell475">
            <text:p text:style-name="P476">Ask the publisher<text:s/></text:p>
            <text:p text:style-name="P477">+ the author</text:p>
            <text:p text:style-name="P478">OR</text:p>
            <text:p text:style-name="P479">Redo the graph/ image</text:p>
          </table:table-cell>
          <table:table-cell table:style-name="TableCell480">
            <text:p text:style-name="P481">Ask the publisher<text:s/></text:p>
            <text:p text:style-name="P482">+ the author</text:p>
            <text:p text:style-name="P483">OR</text:p>
            <text:p text:style-name="P484"><text:span text:style-name="T485">Redo the graph/ image</text:span></text:p>
          </table:table-cell>
          <table:table-cell table:style-name="TableCell486">
            <text:p text:style-name="P487">Ask the publisher<text:s/></text:p>
            <text:p text:style-name="P488">+ the author</text:p>
            <text:p text:style-name="P489">OR</text:p>
            <text:p text:style-name="P490"><text:span text:style-name="T491">Redo the graph/ image</text:span></text:p>
          </table:table-cell>
        </table:table-row>
        <table:table-row table:style-name="TableRow492">
          <table:table-cell table:style-name="TableCell493">
            <text:p text:style-name="P494">Ask the publisher<text:s/></text:p>
            <text:p text:style-name="P495">+ the author</text:p>
            <text:p text:style-name="P496">OR</text:p>
            <text:p text:style-name="P497">Redo the graph/ image</text:p>
          </table:table-cell>
          <table:table-cell table:style-name="TableCell498">
            <text:p text:style-name="P499">Ask the publisher<text:s/></text:p>
            <text:p text:style-name="P500">+ the author</text:p>
            <text:p text:style-name="P501">OR</text:p>
            <text:p text:style-name="P502">Redo the graph/ image</text:p>
          </table:table-cell>
          <table:table-cell table:style-name="TableCell503">
            <text:p text:style-name="P504">Ask the publisher<text:s/></text:p>
            <text:p text:style-name="P505">+ the author</text:p>
            <text:p text:style-name="P506">OR</text:p>
            <text:p text:style-name="P507"><text:span text:style-name="T508">Redo the graph/ image</text:span></text:p>
          </table:table-cell>
          <table:table-cell table:style-name="TableCell509">
            <text:p text:style-name="P510">Ask the publisher<text:s/></text:p>
            <text:p text:style-name="P511">+ the author</text:p>
            <text:p text:style-name="P512">OR</text:p>
            <text:p text:style-name="P513"><text:span text:style-name="T514">Redo the graph/ image</text:span></text:p>
          </table:table-cell>
          <table:table-cell table:style-name="TableCell515">
            <text:p text:style-name="P516">Ask the publisher<text:s/></text:p>
            <text:p text:style-name="P517">+ the author</text:p>
            <text:p text:style-name="P518">OR</text:p>
            <text:p text:style-name="P519"><text:span text:style-name="T520">Redo the graph/ image</text:span></text:p>
          </table:table-cell>
        </table:table-row>
        <table:table-row table:style-name="TableRow521">
          <table:table-cell table:style-name="TableCell522">
            <text:p text:style-name="P523">Ask the publisher<text:s/></text:p>
            <text:p text:style-name="P524">+ the author</text:p>
            <text:p text:style-name="P525">OR</text:p>
            <text:p text:style-name="P526"><text:span text:style-name="T527">Redo the graph/ image</text:span></text:p>
          </table:table-cell>
          <table:table-cell table:style-name="TableCell528">
            <text:p text:style-name="P529">Ask the publisher<text:s/></text:p>
            <text:p text:style-name="P530">+ the author</text:p>
            <text:p text:style-name="P531">OR</text:p>
            <text:p text:style-name="P532"><text:span text:style-name="T533">Redo the graph/ image</text:span></text:p>
          </table:table-cell>
          <table:table-cell table:style-name="TableCell534">
            <text:p text:style-name="P535">Ask the publisher<text:s/></text:p>
            <text:p text:style-name="P536">+ the author</text:p>
            <text:p text:style-name="P537">OR</text:p>
            <text:p text:style-name="P538"><text:span text:style-name="T539">Redo the graph/ image</text:span></text:p>
          </table:table-cell>
          <table:table-cell table:style-name="TableCell540">
            <text:p text:style-name="P541">Ask the publisher<text:s/></text:p>
            <text:p text:style-name="P542">+ the author</text:p>
            <text:p text:style-name="P543">OR</text:p>
            <text:p text:style-name="P544"><text:span text:style-name="T545">Redo the graph/ image</text:span></text:p>
          </table:table-cell>
          <table:table-cell table:style-name="TableCell546">
            <text:p text:style-name="P547">Ask the publisher</text:p>
            <text:p text:style-name="P548">+ the author</text:p>
            <text:p text:style-name="P549">OR</text:p>
            <text:p text:style-name="P550"><text:span text:style-name="T551">Redo the graph/ image</text:span></text:p>
          </table:table-cell>
        </table:table-row>
        <table:table-row table:style-name="TableRow552">
          <table:table-cell table:style-name="TableCell553">
            <text:p text:style-name="P554">Ask the publisher<text:s/></text:p>
            <text:p text:style-name="P555">+ the author</text:p>
            <text:p text:style-name="P556">OR</text:p>
            <text:p text:style-name="P557"><text:span text:style-name="T558">Redo the graph/ image</text:span></text:p>
          </table:table-cell>
          <table:table-cell table:style-name="TableCell559">
            <text:p text:style-name="P560">Ask the publisher<text:s/></text:p>
            <text:p text:style-name="P561">+ the author</text:p>
            <text:p text:style-name="P562">OR</text:p>
            <text:p text:style-name="P563"><text:span text:style-name="T564">Redo the graph/ image</text:span></text:p>
          </table:table-cell>
          <table:table-cell table:style-name="TableCell565">
            <text:p text:style-name="P566">Ask the publisher<text:s/></text:p>
            <text:p text:style-name="P567">+ the author</text:p>
            <text:p text:style-name="P568">OR</text:p>
            <text:p text:style-name="P569"><text:span text:style-name="T570">Redo the graph/ image</text:span></text:p>
          </table:table-cell>
          <table:table-cell table:style-name="TableCell571">
            <text:p text:style-name="P572">Ask the publisher<text:s/></text:p>
            <text:p text:style-name="P573">+ the author</text:p>
            <text:p text:style-name="P574">OR</text:p>
            <text:p text:style-name="P575"><text:span text:style-name="T576">Redo the graph/ image</text:span></text:p>
          </table:table-cell>
          <table:table-cell table:style-name="TableCell577">
            <text:p text:style-name="P578">Ask the publisher<text:s/></text:p>
            <text:p text:style-name="P579">+ the author</text:p>
            <text:p text:style-name="P580">OR</text:p>
            <text:p text:style-name="P581"><text:span text:style-name="T582">Redo the graph/ image</text:span></text:p>
          </table:table-cell>
        </table:table-row>
        <table:table-row table:style-name="TableRow583">
          <table:table-cell table:style-name="TableCell584">
            <text:p text:style-name="P585">Ask the publisher<text:s/></text:p>
            <text:p text:style-name="P586">+ the author</text:p>
            <text:p text:style-name="P587">OR</text:p>
            <text:p text:style-name="P588"><text:span text:style-name="T589">Redo the graph/ image</text:span></text:p>
          </table:table-cell>
          <table:table-cell table:style-name="TableCell590">
            <text:p text:style-name="P591">Ask the publisher<text:s/></text:p>
            <text:p text:style-name="P592">+ the author</text:p>
            <text:p text:style-name="P593">OR</text:p>
            <text:p text:style-name="P594"><text:span text:style-name="T595">Redo the graph/ image</text:span></text:p>
          </table:table-cell>
          <table:table-cell table:style-name="TableCell596">
            <text:p text:style-name="P597">Ask the publisher<text:s/></text:p>
            <text:p text:style-name="P598">+ the author</text:p>
            <text:p text:style-name="P599">OR</text:p>
            <text:p text:style-name="P600"><text:span text:style-name="T601">Redo the graph/ image</text:span></text:p>
          </table:table-cell>
          <table:table-cell table:style-name="TableCell602">
            <text:p text:style-name="P603">Ask the publisher<text:s/></text:p>
            <text:p text:style-name="P604">+ the author</text:p>
            <text:p text:style-name="P605">OR</text:p>
            <text:p text:style-name="P606"><text:span text:style-name="T607">Redo the graph/ image</text:span></text:p>
          </table:table-cell>
          <table:table-cell table:style-name="TableCell608">
            <text:p text:style-name="P609">Ask the publisher<text:s/></text:p>
            <text:p text:style-name="P610">+ the author</text:p>
            <text:p text:style-name="P611">OR</text:p>
            <text:p text:style-name="P612"><text:span text:style-name="T613">Redo the graph/ image</text:span></text:p>
          </table:table-cell>
        </table:table-row>
      </table:table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able:table table:style-name="Table621">
        <table:table-columns>
          <table:table-column table:style-name="TableColumn622"/>
          <table:table-column table:style-name="TableColumn623"/>
          <table:table-column table:style-name="TableColumn624"/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>
            <text:p text:style-name="P629"><text:span text:style-name="T630">I own the rights</text:span></text:p>
          </table:table-cell>
          <table:table-cell table:style-name="TableCell631">
            <text:p text:style-name="P632"><text:span text:style-name="T633">I own the rights</text:span></text:p>
          </table:table-cell>
          <table:table-cell table:style-name="TableCell634">
            <text:p text:style-name="P635"><text:span text:style-name="T636">I own the rights</text:span></text:p>
          </table:table-cell>
          <table:table-cell table:style-name="TableCell637">
            <text:p text:style-name="P638"><text:span text:style-name="T639">I own the rights</text:span></text:p>
          </table:table-cell>
          <table:table-cell table:style-name="TableCell640">
            <text:p text:style-name="P641"><text:span text:style-name="T642">I own the rights</text:span></text:p>
          </table:table-cell>
        </table:table-row>
        <table:table-row table:style-name="TableRow643">
          <table:table-cell table:style-name="TableCell644">
            <text:p text:style-name="P645">I own the rights</text:p>
          </table:table-cell>
          <table:table-cell table:style-name="TableCell646">
            <text:p text:style-name="P647">I own the rights</text:p>
          </table:table-cell>
          <table:table-cell table:style-name="TableCell648">
            <text:p text:style-name="P649"><text:span text:style-name="T650">I own the rights</text:span></text:p>
          </table:table-cell>
          <table:table-cell table:style-name="TableCell651">
            <text:p text:style-name="P652">I own the rights</text:p>
          </table:table-cell>
          <table:table-cell table:style-name="TableCell653">
            <text:p text:style-name="P654"><text:span text:style-name="T655">I own the rights</text:span></text:p>
          </table:table-cell>
        </table:table-row>
        <table:table-row table:style-name="TableRow656">
          <table:table-cell table:style-name="TableCell657">
            <text:p text:style-name="P658"><text:span text:style-name="T659">I own the rights</text:span></text:p>
          </table:table-cell>
          <table:table-cell table:style-name="TableCell660">
            <text:p text:style-name="P661"><text:span text:style-name="T662">I own the rights</text:span></text:p>
          </table:table-cell>
          <table:table-cell table:style-name="TableCell663">
            <text:p text:style-name="P664"><text:span text:style-name="T665">I own the rights</text:span></text:p>
          </table:table-cell>
          <table:table-cell table:style-name="TableCell666">
            <text:p text:style-name="P667"><text:span text:style-name="T668">I own the rights</text:span></text:p>
          </table:table-cell>
          <table:table-cell table:style-name="TableCell669">
            <text:p text:style-name="P670"><text:span text:style-name="T671">I own the rights</text:span></text:p>
          </table:table-cell>
        </table:table-row>
        <table:table-row table:style-name="TableRow672">
          <table:table-cell table:style-name="TableCell673">
            <text:p text:style-name="P674"><text:span text:style-name="T675">I own the rights</text:span></text:p>
          </table:table-cell>
          <table:table-cell table:style-name="TableCell676">
            <text:p text:style-name="P677"><text:span text:style-name="T678">I own the rights</text:span></text:p>
          </table:table-cell>
          <table:table-cell table:style-name="TableCell679">
            <text:p text:style-name="P680"><text:span text:style-name="T681">I own the rights</text:span></text:p>
          </table:table-cell>
          <table:table-cell table:style-name="TableCell682">
            <text:p text:style-name="P683"><text:span text:style-name="T684">I own the rights</text:span></text:p>
          </table:table-cell>
          <table:table-cell table:style-name="TableCell685">
            <text:p text:style-name="P686"><text:span text:style-name="T687">I own the rights</text:span></text:p>
          </table:table-cell>
        </table:table-row>
        <table:table-row table:style-name="TableRow688">
          <table:table-cell table:style-name="TableCell689">
            <text:p text:style-name="P690"/>
            <text:p text:style-name="P691"/>
            <text:p text:style-name="P692"><text:span text:style-name="T693">I own the rights</text:span></text:p>
          </table:table-cell>
          <table:table-cell table:style-name="TableCell694">
            <text:p text:style-name="P695"><text:span text:style-name="T696">I own the rights</text:span></text:p>
          </table:table-cell>
          <table:table-cell table:style-name="TableCell697">
            <text:p text:style-name="P698"><text:span text:style-name="T699">I own the rights</text:span></text:p>
          </table:table-cell>
          <table:table-cell table:style-name="TableCell700">
            <text:p text:style-name="P701"><text:span text:style-name="T702">I own the rights</text:span></text:p>
          </table:table-cell>
          <table:table-cell table:style-name="TableCell703">
            <text:p text:style-name="P704"><text:span text:style-name="T705">I own the rights</text:span></text:p>
          </table:table-cell>
        </table:table-row>
      </table:table>
      <text:p text:style-name="P706"/>
      <text:p text:style-name="P707"/>
      <text:p text:style-name="P708"/>
      <text:p text:style-name="P709"/>
      <text:p text:style-name="P710"/>
      <text:p text:style-name="P711"/>
      <table:table table:style-name="Table712">
        <table:table-columns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p text:style-name="P720"><text:span text:style-name="T721">Under</text:span><text:span text:style-name="T722"><text:s/>CC license</text:span></text:p>
          </table:table-cell>
          <table:table-cell table:style-name="TableCell723">
            <text:p text:style-name="P724"><text:span text:style-name="T725">Under</text:span><text:span text:style-name="T726"><text:s/>CC license</text:span></text:p>
          </table:table-cell>
          <table:table-cell table:style-name="TableCell727">
            <text:p text:style-name="P728"><text:span text:style-name="T729">Under</text:span><text:span text:style-name="T730"><text:s/>CC license</text:span></text:p>
          </table:table-cell>
          <table:table-cell table:style-name="TableCell731">
            <text:p text:style-name="P732"><text:span text:style-name="T733">Under CC license</text:span></text:p>
          </table:table-cell>
          <table:table-cell table:style-name="TableCell734">
            <text:p text:style-name="P735"><text:span text:style-name="T736">Under</text:span><text:span text:style-name="T737"><text:s/>CC license</text:span></text:p>
          </table:table-cell>
        </table:table-row>
        <table:table-row table:style-name="TableRow738">
          <table:table-cell table:style-name="TableCell739">
            <text:p text:style-name="P740"><text:span text:style-name="T741">Under</text:span><text:span text:style-name="T742"><text:s/>CC license</text:span></text:p>
          </table:table-cell>
          <table:table-cell table:style-name="TableCell743">
            <text:p text:style-name="P744"><text:span text:style-name="T745">Under</text:span><text:span text:style-name="T746"><text:s/>CC license</text:span></text:p>
          </table:table-cell>
          <table:table-cell table:style-name="TableCell747">
            <text:p text:style-name="P748"><text:span text:style-name="T749">Under</text:span><text:span text:style-name="T750"><text:s/>CC license</text:span></text:p>
          </table:table-cell>
          <table:table-cell table:style-name="TableCell751">
            <text:p text:style-name="P752"><text:span text:style-name="T753">Under</text:span><text:span text:style-name="T754"><text:s/>CC license</text:span></text:p>
          </table:table-cell>
          <table:table-cell table:style-name="TableCell755">
            <text:p text:style-name="P756"><text:span text:style-name="T757">Under</text:span><text:span text:style-name="T758"><text:s/>CC license</text:span></text:p>
          </table:table-cell>
        </table:table-row>
        <table:table-row table:style-name="TableRow759">
          <table:table-cell table:style-name="TableCell760">
            <text:p text:style-name="P761"><text:span text:style-name="T762">Under</text:span><text:span text:style-name="T763"><text:s/>CC license</text:span></text:p>
          </table:table-cell>
          <table:table-cell table:style-name="TableCell764">
            <text:p text:style-name="P765"><text:span text:style-name="T766">Under</text:span><text:span text:style-name="T767"><text:s/>CC license</text:span></text:p>
          </table:table-cell>
          <table:table-cell table:style-name="TableCell768">
            <text:p text:style-name="P769"><text:span text:style-name="T770">Under</text:span><text:span text:style-name="T771"><text:s/>CC license</text:span></text:p>
          </table:table-cell>
          <table:table-cell table:style-name="TableCell772">
            <text:p text:style-name="P773"><text:span text:style-name="T774">Under</text:span><text:span text:style-name="T775"><text:s/>CC license</text:span></text:p>
          </table:table-cell>
          <table:table-cell table:style-name="TableCell776">
            <text:p text:style-name="P777"><text:span text:style-name="T778">Under</text:span><text:span text:style-name="T779"><text:s/>CC license</text:span></text:p>
          </table:table-cell>
        </table:table-row>
        <table:table-row table:style-name="TableRow780">
          <table:table-cell table:style-name="TableCell781">
            <text:p text:style-name="P782"><text:span text:style-name="T783">Under</text:span><text:span text:style-name="T784"><text:s/>CC license</text:span></text:p>
          </table:table-cell>
          <table:table-cell table:style-name="TableCell785">
            <text:p text:style-name="P786"><text:span text:style-name="T787">Under</text:span><text:span text:style-name="T788"><text:s/>CC license</text:span></text:p>
          </table:table-cell>
          <table:table-cell table:style-name="TableCell789">
            <text:p text:style-name="P790"><text:span text:style-name="T791">Under</text:span><text:span text:style-name="T792"><text:s/>CC license</text:span></text:p>
          </table:table-cell>
          <table:table-cell table:style-name="TableCell793">
            <text:p text:style-name="P794"><text:span text:style-name="T795">Under</text:span><text:span text:style-name="T796"><text:s/>CC license</text:span></text:p>
          </table:table-cell>
          <table:table-cell table:style-name="TableCell797">
            <text:p text:style-name="P798"><text:span text:style-name="T799">Under</text:span><text:span text:style-name="T800"><text:s/>CC license</text:span></text:p>
          </table:table-cell>
        </table:table-row>
        <table:table-row table:style-name="TableRow801">
          <table:table-cell table:style-name="TableCell802">
            <text:p text:style-name="P803"/>
            <text:p text:style-name="P804"/>
            <text:p text:style-name="P805"><text:span text:style-name="T806">Under</text:span><text:span text:style-name="T807"><text:s/>CC license</text:span></text:p>
          </table:table-cell>
          <table:table-cell table:style-name="TableCell808">
            <text:p text:style-name="P809"><text:span text:style-name="T810">Under</text:span><text:span text:style-name="T811"><text:s/>CC license</text:span></text:p>
          </table:table-cell>
          <table:table-cell table:style-name="TableCell812">
            <text:p text:style-name="P813"><text:span text:style-name="T814">Under</text:span><text:span text:style-name="T815"><text:s/>CC license</text:span></text:p>
          </table:table-cell>
          <table:table-cell table:style-name="TableCell816">
            <text:p text:style-name="P817"><text:span text:style-name="T818">Under</text:span><text:span text:style-name="T819"><text:s/>CC license</text:span></text:p>
          </table:table-cell>
          <table:table-cell table:style-name="TableCell820">
            <text:p text:style-name="P821"><text:span text:style-name="T822">Under</text:span><text:span text:style-name="T823"><text:s/>CC license</text:span></text:p>
          </table:table-cell>
        </table:table-row>
      </table:table>
      <text:p text:style-name="P824"/>
      <text:p text:style-name="P825"/>
      <text:p text:style-name="P826"/>
      <text:p text:style-name="P827"/>
      <text:p text:style-name="P828"/>
      <text:p text:style-name="P829"/>
      <table:table table:style-name="Table830">
        <table:table-columns>
          <table:table-column table:style-name="TableColumn831"/>
          <table:table-column table:style-name="TableColumn832"/>
          <table:table-column table:style-name="TableColumn833"/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I own the rights</text:p>
            <text:p text:style-name="P839">AND</text:p>
            <text:p text:style-name="P840"><text:span text:style-name="T841">Educational purpose</text:span></text:p>
          </table:table-cell>
          <table:table-cell table:style-name="TableCell842">
            <text:p text:style-name="P843">I own the rights</text:p>
            <text:p text:style-name="P844">AND</text:p>
            <text:p text:style-name="P845"><text:span text:style-name="T846"><text:s/>Educational purpose</text:span></text:p>
          </table:table-cell>
          <table:table-cell table:style-name="TableCell847">
            <text:p text:style-name="P848">I own the rights</text:p>
            <text:p text:style-name="P849">AND</text:p>
            <text:p text:style-name="P850"><text:span text:style-name="T851"><text:s/>Educational purpose</text:span></text:p>
          </table:table-cell>
          <table:table-cell table:style-name="TableCell852">
            <text:p text:style-name="P853">I own the rights</text:p>
            <text:p text:style-name="P854">AND</text:p>
            <text:p text:style-name="P855"><text:span text:style-name="T856"><text:s/>Educational purpose</text:span></text:p>
          </table:table-cell>
          <table:table-cell table:style-name="TableCell857">
            <text:p text:style-name="P858">I own the rights</text:p>
            <text:p text:style-name="P859">AND</text:p>
            <text:p text:style-name="P860"><text:span text:style-name="T861"><text:s/>Educational purpose</text:span></text:p>
          </table:table-cell>
        </table:table-row>
        <table:table-row table:style-name="TableRow862">
          <table:table-cell table:style-name="TableCell863">
            <text:p text:style-name="P864">I own the rights</text:p>
            <text:p text:style-name="P865">AND</text:p>
            <text:p text:style-name="P866">Educational purpose</text:p>
          </table:table-cell>
          <table:table-cell table:style-name="TableCell867">
            <text:p text:style-name="P868">I own the rights</text:p>
            <text:p text:style-name="P869">AND</text:p>
            <text:p text:style-name="P870"><text:s/>Educational purpose</text:p>
          </table:table-cell>
          <table:table-cell table:style-name="TableCell871">
            <text:p text:style-name="P872">I own the rights</text:p>
            <text:p text:style-name="P873">AND</text:p>
            <text:p text:style-name="P874"><text:span text:style-name="T875"><text:s/>Educational purpose</text:span></text:p>
          </table:table-cell>
          <table:table-cell table:style-name="TableCell876">
            <text:p text:style-name="P877">I own the rights</text:p>
            <text:p text:style-name="P878">AND</text:p>
            <text:p text:style-name="P879"><text:s/>Educational purpose</text:p>
          </table:table-cell>
          <table:table-cell table:style-name="TableCell880">
            <text:p text:style-name="P881">I own the rights</text:p>
            <text:p text:style-name="P882">AND</text:p>
            <text:p text:style-name="P883"><text:span text:style-name="T884"><text:s/>Educational purpose</text:span></text:p>
          </table:table-cell>
        </table:table-row>
        <table:table-row table:style-name="TableRow885">
          <table:table-cell table:style-name="TableCell886">
            <text:p text:style-name="P887">I own the rights</text:p>
            <text:p text:style-name="P888">AND</text:p>
            <text:p text:style-name="P889"><text:span text:style-name="T890">Educational purpose</text:span></text:p>
          </table:table-cell>
          <table:table-cell table:style-name="TableCell891">
            <text:p text:style-name="P892">I own the rights</text:p>
            <text:p text:style-name="P893">AND</text:p>
            <text:p text:style-name="P894"><text:span text:style-name="T895"><text:s/>Educational purpose</text:span></text:p>
          </table:table-cell>
          <table:table-cell table:style-name="TableCell896">
            <text:p text:style-name="P897">I own the rights</text:p>
            <text:p text:style-name="P898">AND</text:p>
            <text:p text:style-name="P899"><text:span text:style-name="T900"><text:s/>Educational purpose</text:span></text:p>
          </table:table-cell>
          <table:table-cell table:style-name="TableCell901">
            <text:p text:style-name="P902">I own the rights</text:p>
            <text:p text:style-name="P903">AND</text:p>
            <text:p text:style-name="P904"><text:span text:style-name="T905"><text:s/>Educational purpose</text:span></text:p>
          </table:table-cell>
          <table:table-cell table:style-name="TableCell906">
            <text:p text:style-name="P907">I own the rights</text:p>
            <text:p text:style-name="P908">AND</text:p>
            <text:p text:style-name="P909"><text:span text:style-name="T910"><text:s/>Educational purpose</text:span></text:p>
          </table:table-cell>
        </table:table-row>
        <table:table-row table:style-name="TableRow911">
          <table:table-cell table:style-name="TableCell912">
            <text:p text:style-name="P913">I own the rights</text:p>
            <text:p text:style-name="P914">AND</text:p>
            <text:p text:style-name="P915"><text:span text:style-name="T916"><text:s/>Educational purpose</text:span></text:p>
          </table:table-cell>
          <table:table-cell table:style-name="TableCell917">
            <text:p text:style-name="P918">I own the rights</text:p>
            <text:p text:style-name="P919">AND</text:p>
            <text:p text:style-name="P920"><text:span text:style-name="T921"><text:s/>Educational purpose</text:span></text:p>
          </table:table-cell>
          <table:table-cell table:style-name="TableCell922">
            <text:p text:style-name="P923">I own the rights</text:p>
            <text:p text:style-name="P924">AND</text:p>
            <text:p text:style-name="P925"><text:span text:style-name="T926"><text:s/>Educational purpose</text:span></text:p>
          </table:table-cell>
          <table:table-cell table:style-name="TableCell927">
            <text:p text:style-name="P928">I own the rights</text:p>
            <text:p text:style-name="P929">AND</text:p>
            <text:p text:style-name="P930"><text:span text:style-name="T931"><text:s/>Educational purpose</text:span></text:p>
          </table:table-cell>
          <table:table-cell table:style-name="TableCell932">
            <text:p text:style-name="P933">I own the rights</text:p>
            <text:p text:style-name="P934">AND</text:p>
            <text:p text:style-name="P935"><text:span text:style-name="T936"><text:s/>Educational purpose</text:span></text:p>
          </table:table-cell>
        </table:table-row>
        <table:table-row table:style-name="TableRow937">
          <table:table-cell table:style-name="TableCell938">
            <text:p text:style-name="P939"/>
            <text:p text:style-name="P940"/>
            <text:p text:style-name="P941">I own the rights</text:p>
            <text:p text:style-name="P942">AND</text:p>
            <text:p text:style-name="P943"><text:span text:style-name="T944"><text:s/>Educational purpose</text:span></text:p>
          </table:table-cell>
          <table:table-cell table:style-name="TableCell945">
            <text:p text:style-name="P946">I own the rights</text:p>
            <text:p text:style-name="P947">AND</text:p>
            <text:p text:style-name="P948"><text:span text:style-name="T949"><text:s/>Educational purpose</text:span></text:p>
          </table:table-cell>
          <table:table-cell table:style-name="TableCell950">
            <text:p text:style-name="P951">I own the rights</text:p>
            <text:p text:style-name="P952">AND</text:p>
            <text:p text:style-name="P953"><text:span text:style-name="T954"><text:s/>Educational purpose</text:span></text:p>
          </table:table-cell>
          <table:table-cell table:style-name="TableCell955">
            <text:p text:style-name="P956">I own the rights</text:p>
            <text:p text:style-name="P957">AND</text:p>
            <text:p text:style-name="P958"><text:span text:style-name="T959"><text:s/>Educational purpose</text:span></text:p>
          </table:table-cell>
          <table:table-cell table:style-name="TableCell960">
            <text:p text:style-name="P961">I own the rights</text:p>
            <text:p text:style-name="P962">AND</text:p>
            <text:p text:style-name="P963"><text:span text:style-name="T964"><text:s/>Educational purpose</text:span></text:p>
          </table:table-cell>
        </table:table-row>
      </table:table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  <table:table-column table:style-name="TableColumn976"/>
          <table:table-column table:style-name="TableColumn977"/>
        </table:table-columns>
        <table:table-row table:style-name="TableRow978">
          <table:table-cell table:style-name="TableCell979">
            <text:p text:style-name="P980">Under CC license</text:p>
            <text:p text:style-name="P981">AND</text:p>
            <text:p text:style-name="P982"><text:span text:style-name="T983">Educational purpose</text:span></text:p>
          </table:table-cell>
          <table:table-cell table:style-name="TableCell984">
            <text:p text:style-name="P985">Under CC license</text:p>
            <text:p text:style-name="P986">AND</text:p>
            <text:p text:style-name="P987"><text:span text:style-name="T988">Educational purpose</text:span></text:p>
          </table:table-cell>
          <table:table-cell table:style-name="TableCell989">
            <text:p text:style-name="P990">Under CC license</text:p>
            <text:p text:style-name="P991">AND</text:p>
            <text:p text:style-name="P992"><text:span text:style-name="T993">Educational purpose</text:span></text:p>
          </table:table-cell>
          <table:table-cell table:style-name="TableCell994">
            <text:p text:style-name="P995">Under CC license</text:p>
            <text:p text:style-name="P996">AND</text:p>
            <text:p text:style-name="P997"><text:span text:style-name="T998">Educational purpose</text:span></text:p>
          </table:table-cell>
          <table:table-cell table:style-name="TableCell999">
            <text:p text:style-name="P1000">Under CC license</text:p>
            <text:p text:style-name="P1001">AND</text:p>
            <text:p text:style-name="P1002"><text:span text:style-name="T1003">Educational purpose</text:span></text:p>
          </table:table-cell>
        </table:table-row>
        <table:table-row table:style-name="TableRow1004">
          <table:table-cell table:style-name="TableCell1005">
            <text:p text:style-name="P1006">Under CC license</text:p>
            <text:p text:style-name="P1007">AND</text:p>
            <text:p text:style-name="P1008">Educational purpose</text:p>
          </table:table-cell>
          <table:table-cell table:style-name="TableCell1009">
            <text:p text:style-name="P1010">Under CC license</text:p>
            <text:p text:style-name="P1011">AND</text:p>
            <text:p text:style-name="P1012">Educational purpose</text:p>
          </table:table-cell>
          <table:table-cell table:style-name="TableCell1013">
            <text:p text:style-name="P1014">Under CC license</text:p>
            <text:p text:style-name="P1015">AND</text:p>
            <text:p text:style-name="P1016"><text:span text:style-name="T1017">Educational purpose</text:span></text:p>
          </table:table-cell>
          <table:table-cell table:style-name="TableCell1018">
            <text:p text:style-name="P1019">Under CC license</text:p>
            <text:p text:style-name="P1020">AND</text:p>
            <text:p text:style-name="P1021">Educational purpose</text:p>
          </table:table-cell>
          <table:table-cell table:style-name="TableCell1022">
            <text:p text:style-name="P1023">Under CC license</text:p>
            <text:p text:style-name="P1024">AND</text:p>
            <text:p text:style-name="P1025"><text:span text:style-name="T1026">Educational purpose</text:span></text:p>
          </table:table-cell>
        </table:table-row>
        <table:table-row table:style-name="TableRow1027">
          <table:table-cell table:style-name="TableCell1028">
            <text:p text:style-name="P1029">Under CC license</text:p>
            <text:p text:style-name="P1030">AND</text:p>
            <text:p text:style-name="P1031"><text:span text:style-name="T1032">Educational purpose</text:span></text:p>
          </table:table-cell>
          <table:table-cell table:style-name="TableCell1033">
            <text:p text:style-name="P1034">Under CC license</text:p>
            <text:p text:style-name="P1035">AND</text:p>
            <text:p text:style-name="P1036"><text:span text:style-name="T1037">Educational purpose</text:span></text:p>
          </table:table-cell>
          <table:table-cell table:style-name="TableCell1038">
            <text:p text:style-name="P1039">Under CC license</text:p>
            <text:p text:style-name="P1040">AND</text:p>
            <text:p text:style-name="P1041"><text:span text:style-name="T1042">Educational purpose</text:span></text:p>
          </table:table-cell>
          <table:table-cell table:style-name="TableCell1043">
            <text:p text:style-name="P1044">Under CC license</text:p>
            <text:p text:style-name="P1045">AND</text:p>
            <text:p text:style-name="P1046"><text:span text:style-name="T1047">Educational purpose</text:span></text:p>
          </table:table-cell>
          <table:table-cell table:style-name="TableCell1048">
            <text:p text:style-name="P1049">Under CC license</text:p>
            <text:p text:style-name="P1050">AND</text:p>
            <text:p text:style-name="P1051"><text:span text:style-name="T1052">Educational purpose</text:span></text:p>
          </table:table-cell>
        </table:table-row>
        <table:table-row table:style-name="TableRow1053">
          <table:table-cell table:style-name="TableCell1054">
            <text:p text:style-name="P1055">Under CC license</text:p>
            <text:p text:style-name="P1056">AND</text:p>
            <text:p text:style-name="P1057"><text:span text:style-name="T1058">Educational purpose</text:span></text:p>
          </table:table-cell>
          <table:table-cell table:style-name="TableCell1059">
            <text:p text:style-name="P1060">Under CC license</text:p>
            <text:p text:style-name="P1061">AND</text:p>
            <text:p text:style-name="P1062"><text:span text:style-name="T1063">Educational purpose</text:span></text:p>
          </table:table-cell>
          <table:table-cell table:style-name="TableCell1064">
            <text:p text:style-name="P1065">Under CC license</text:p>
            <text:p text:style-name="P1066">AND</text:p>
            <text:p text:style-name="P1067"><text:span text:style-name="T1068">Educational purpose</text:span></text:p>
          </table:table-cell>
          <table:table-cell table:style-name="TableCell1069">
            <text:p text:style-name="P1070">Under CC license</text:p>
            <text:p text:style-name="P1071">AND</text:p>
            <text:p text:style-name="P1072"><text:span text:style-name="T1073">Educational purpose</text:span></text:p>
          </table:table-cell>
          <table:table-cell table:style-name="TableCell1074">
            <text:p text:style-name="P1075">Under CC license</text:p>
            <text:p text:style-name="P1076">AND</text:p>
            <text:p text:style-name="P1077"><text:span text:style-name="T1078">Educational purpose</text:span></text:p>
          </table:table-cell>
        </table:table-row>
        <table:table-row table:style-name="TableRow1079">
          <table:table-cell table:style-name="TableCell1080">
            <text:p text:style-name="P1081"/>
            <text:p text:style-name="P1082">Under CC license</text:p>
            <text:p text:style-name="P1083">AND</text:p>
            <text:p text:style-name="P1084"><text:span text:style-name="T1085">Educational purpose</text:span></text:p>
          </table:table-cell>
          <table:table-cell table:style-name="TableCell1086">
            <text:p text:style-name="P1087">Under CC license</text:p>
            <text:p text:style-name="P1088">AND</text:p>
            <text:p text:style-name="P1089"><text:span text:style-name="T1090">Educational purpose</text:span></text:p>
          </table:table-cell>
          <table:table-cell table:style-name="TableCell1091">
            <text:p text:style-name="P1092">Under CC license</text:p>
            <text:p text:style-name="P1093">AND</text:p>
            <text:p text:style-name="P1094"><text:span text:style-name="T1095">Educational purpose</text:span></text:p>
          </table:table-cell>
          <table:table-cell table:style-name="TableCell1096">
            <text:p text:style-name="P1097">Under CC license</text:p>
            <text:p text:style-name="P1098">AND</text:p>
            <text:p text:style-name="P1099"><text:span text:style-name="T1100">Educational purpose</text:span></text:p>
          </table:table-cell>
          <table:table-cell table:style-name="TableCell1101">
            <text:p text:style-name="P1102">Under CC license</text:p>
            <text:p text:style-name="P1103">AND</text:p>
            <text:p text:style-name="P1104"><text:span text:style-name="T1105">Educational purpose</text:span></text:p>
          </table:table-cell>
        </table:table-row>
      </table:table>
      <text:p text:style-name="P1106"/>
      <text:p text:style-name="P1107"/>
      <text:p text:style-name="P1108"/>
      <table:table table:style-name="Table1109">
        <table:table-columns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>
            <text:p text:style-name="P1117"><text:span text:style-name="T1118">Educational purpose</text:span></text:p>
          </table:table-cell>
          <table:table-cell table:style-name="TableCell1119">
            <text:p text:style-name="P1120"><text:span text:style-name="T1121">Educational purpose</text:span></text:p>
          </table:table-cell>
          <table:table-cell table:style-name="TableCell1122">
            <text:p text:style-name="P1123"><text:span text:style-name="T1124">Educational purpose</text:span></text:p>
          </table:table-cell>
          <table:table-cell table:style-name="TableCell1125">
            <text:p text:style-name="P1126"><text:span text:style-name="T1127">Educational purpose</text:span></text:p>
          </table:table-cell>
          <table:table-cell table:style-name="TableCell1128">
            <text:p text:style-name="P1129"><text:span text:style-name="T1130">Educational purpose</text:span></text:p>
          </table:table-cell>
        </table:table-row>
        <table:table-row table:style-name="TableRow1131">
          <table:table-cell table:style-name="TableCell1132">
            <text:p text:style-name="P1133">Educational purpose</text:p>
          </table:table-cell>
          <table:table-cell table:style-name="TableCell1134">
            <text:p text:style-name="P1135">Educational purpose</text:p>
          </table:table-cell>
          <table:table-cell table:style-name="TableCell1136">
            <text:p text:style-name="P1137"><text:span text:style-name="T1138">Educational purpose</text:span></text:p>
          </table:table-cell>
          <table:table-cell table:style-name="TableCell1139">
            <text:p text:style-name="P1140">Educational purpose</text:p>
          </table:table-cell>
          <table:table-cell table:style-name="TableCell1141">
            <text:p text:style-name="P1142"><text:span text:style-name="T1143">Educational purpose</text:span></text:p>
          </table:table-cell>
        </table:table-row>
        <table:table-row table:style-name="TableRow1144">
          <table:table-cell table:style-name="TableCell1145">
            <text:p text:style-name="P1146"><text:span text:style-name="T1147">Educational purpose</text:span></text:p>
          </table:table-cell>
          <table:table-cell table:style-name="TableCell1148">
            <text:p text:style-name="P1149"><text:span text:style-name="T1150">Educational purpose</text:span></text:p>
          </table:table-cell>
          <table:table-cell table:style-name="TableCell1151">
            <text:p text:style-name="P1152"><text:span text:style-name="T1153">Educational purpose</text:span></text:p>
          </table:table-cell>
          <table:table-cell table:style-name="TableCell1154">
            <text:p text:style-name="P1155"><text:span text:style-name="T1156">Educational purpose</text:span></text:p>
          </table:table-cell>
          <table:table-cell table:style-name="TableCell1157">
            <text:p text:style-name="P1158"><text:span text:style-name="T1159">Educational purpose</text:span></text:p>
          </table:table-cell>
        </table:table-row>
        <table:table-row table:style-name="TableRow1160">
          <table:table-cell table:style-name="TableCell1161">
            <text:p text:style-name="P1162"><text:span text:style-name="T1163">Educational purpose</text:span></text:p>
          </table:table-cell>
          <table:table-cell table:style-name="TableCell1164">
            <text:p text:style-name="P1165"><text:span text:style-name="T1166">Educational purpose</text:span></text:p>
          </table:table-cell>
          <table:table-cell table:style-name="TableCell1167">
            <text:p text:style-name="P1168"><text:span text:style-name="T1169">Educational purpose</text:span></text:p>
          </table:table-cell>
          <table:table-cell table:style-name="TableCell1170">
            <text:p text:style-name="P1171"><text:span text:style-name="T1172">Educational purpose</text:span></text:p>
          </table:table-cell>
          <table:table-cell table:style-name="TableCell1173">
            <text:p text:style-name="P1174"><text:span text:style-name="T1175">Educational purpose</text:span></text:p>
          </table:table-cell>
        </table:table-row>
        <table:table-row table:style-name="TableRow1176">
          <table:table-cell table:style-name="TableCell1177">
            <text:p text:style-name="P1178"/>
            <text:p text:style-name="P1179"/>
            <text:p text:style-name="P1180"><text:span text:style-name="T1181">Educational purpose</text:span></text:p>
          </table:table-cell>
          <table:table-cell table:style-name="TableCell1182">
            <text:p text:style-name="P1183"><text:span text:style-name="T1184">Educational purpose</text:span></text:p>
          </table:table-cell>
          <table:table-cell table:style-name="TableCell1185">
            <text:p text:style-name="P1186"><text:span text:style-name="T1187">Educational purpose</text:span></text:p>
          </table:table-cell>
          <table:table-cell table:style-name="TableCell1188">
            <text:p text:style-name="P1189"><text:span text:style-name="T1190">Educational purpose</text:span></text:p>
          </table:table-cell>
          <table:table-cell table:style-name="TableCell1191">
            <text:p text:style-name="P1192"><text:span text:style-name="T1193">Educational purpose</text:span></text:p>
          </table:table-cell>
        </table:table-row>
      </table:table>
      <text:p text:style-name="P1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1729in" text:min-label-width="0.25in" text:list-level-position-and-space-mode="label-alignment">
          <style:list-level-label-alignment text:label-followed-by="listtab" fo:margin-left="0.4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6.5354in" fo:page-height="11.693in" style:print-orientation="landscape" fo:margin-top="0in" fo:margin-left="0.9847in" fo:margin-bottom="0.1972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emaine Accueil 2014</meta:initial-creator>
    <dc:creator>Salamin Caroline</dc:creator>
    <meta:creation-date>2018-03-27T13:18:00Z</meta:creation-date>
    <dc:date>2018-03-27T13:18:00Z</dc:date>
    <meta:print-date>2017-10-02T13:58:00Z</meta:print-date>
    <meta:template xlink:href="Normal.dotm" xlink:type="simple"/>
    <meta:editing-cycles>2</meta:editing-cycles>
    <meta:editing-duration>PT60S</meta:editing-duration>
    <meta:document-statistic meta:page-count="10" meta:paragraph-count="14" meta:word-count="1098" meta:character-count="7129" meta:row-count="50" meta:non-whitespace-character-count="6045"/>
  </office:meta>
</office:document-meta>
</file>